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42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6319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0.7929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7827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8146in"/>
    </style:style>
    <style:style style:name="co14" style:family="table-column">
      <style:table-column-properties fo:break-before="auto" style:column-width="0.7181in"/>
    </style:style>
    <style:style style:name="co15" style:family="table-column">
      <style:table-column-properties fo:break-before="auto" style:column-width="0.8898in"/>
    </style:style>
    <style:style style:name="co16" style:family="table-column">
      <style:table-column-properties fo:break-before="auto" style:column-width="0.7075in"/>
    </style:style>
    <style:style style:name="co17" style:family="table-column">
      <style:table-column-properties fo:break-before="auto" style:column-width="0.6965in"/>
    </style:style>
    <style:style style:name="co18" style:family="table-column">
      <style:table-column-properties fo:break-before="auto" style:column-width="0.8272in"/>
    </style:style>
    <style:style style:name="co19" style:family="table-column">
      <style:table-column-properties fo:break-before="auto" style:column-width="0.9354in"/>
    </style:style>
    <style:style style:name="co20" style:family="table-column">
      <style:table-column-properties fo:break-before="auto" style:column-width="0.9028in"/>
    </style:style>
    <style:style style:name="co21" style:family="table-column">
      <style:table-column-properties fo:break-before="auto" style:column-width="0.8047in"/>
    </style:style>
    <style:style style:name="co22" style:family="table-column">
      <style:table-column-properties fo:break-before="auto" style:column-width="0.75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float" office:value="1648">
            <text:p>1648</text:p>
          </table:table-cell>
          <table:table-cell office:value-type="float" office:value="5136">
            <text:p>5136</text:p>
          </table:table-cell>
          <table:table-cell office:value-type="float" office:value="918">
            <text:p>918</text:p>
          </table:table-cell>
          <table:table-cell office:value-type="float" office:value="2824">
            <text:p>2824</text:p>
          </table:table-cell>
          <table:table-cell office:value-type="float" office:value="3867">
            <text:p>3867</text:p>
          </table:table-cell>
          <table:table-cell office:value-type="float" office:value="860">
            <text:p>860</text:p>
          </table:table-cell>
          <table:table-cell office:value-type="float" office:value="3712">
            <text:p>3712</text:p>
          </table:table-cell>
          <table:table-cell office:value-type="float" office:value="2968">
            <text:p>2968</text:p>
          </table:table-cell>
          <table:table-cell office:value-type="float" office:value="3525">
            <text:p>3525</text:p>
          </table:table-cell>
          <table:table-cell office:value-type="float" office:value="4323">
            <text:p>4323</text:p>
          </table:table-cell>
          <table:table-cell office:value-type="float" office:value="3617">
            <text:p>3617</text:p>
          </table:table-cell>
          <table:table-cell office:value-type="float" office:value="4360">
            <text:p>4360</text:p>
          </table:table-cell>
          <table:table-cell office:value-type="float" office:value="2756">
            <text:p>2756</text:p>
          </table:table-cell>
          <table:table-cell office:value-type="float" office:value="89">
            <text:p>89</text:p>
          </table:table-cell>
          <table:table-cell office:value-type="float" office:value="442">
            <text:p>442</text:p>
          </table:table-cell>
          <table:table-cell office:value-type="float" office:value="3556">
            <text:p>3556</text:p>
          </table:table-cell>
          <table:table-cell office:value-type="float" office:value="5261">
            <text:p>5261</text:p>
          </table:table-cell>
          <table:table-cell office:value-type="float" office:value="2492">
            <text:p>2492</text:p>
          </table:table-cell>
          <table:table-cell office:value-type="float" office:value="5062">
            <text:p>5062</text:p>
          </table:table-cell>
          <table:table-cell office:value-type="float" office:value="2486">
            <text:p>2486</text:p>
          </table:table-cell>
          <table:table-cell office:value-type="float" office:value="4942">
            <text:p>4942</text:p>
          </table:table-cell>
          <table:table-cell office:value-type="float" office:value="2267">
            <text:p>2267</text:p>
          </table:table-cell>
          <table:table-cell office:value-type="float" office:value="4809">
            <text:p>4809</text:p>
          </table:table-cell>
          <table:table-cell office:value-type="float" office:value="3853">
            <text:p>3853</text:p>
          </table:table-cell>
          <table:table-cell office:value-type="float" office:value="2288">
            <text:p>2288</text:p>
          </table:table-cell>
        </table:table-row>
        <table:table-row table:style-name="ro1">
          <table:table-cell office:value-type="string">
            <text:p>11: Star Wars: Episode IV - A New Hope (1977)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5"/>
        </table:table-row>
        <table:table-row table:style-name="ro2">
          <table:table-cell office:value-type="string">
            <text:p>12: Finding Nemo (2003)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3.5">
            <text:p>3.5</text:p>
          </table:table-cell>
        </table:table-row>
        <table:table-row table:style-name="ro2">
          <table:table-cell office:value-type="string">
            <text:p>13: Forrest Gump (1994)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3.5">
            <text:p>3.5</text:p>
          </table:table-cell>
        </table:table-row>
        <table:table-row table:style-name="ro1">
          <table:table-cell office:value-type="string">
            <text:p>14: American Beauty (1999)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table:number-columns-repeated="2"/>
        </table:table-row>
        <table:table-row table:style-name="ro1">
          <table:table-cell office:value-type="string">
            <text:p>22: Pirates of the Caribbean: The Curse of the Black Pearl (2003)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2"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24: Kill Bill: Vol. 1 (2003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8: Eternal Sunshine of the Spotless Mind (2004)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63: Twelve Monkeys (a.k.a. 12 Monkeys) (1995)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7: Memento (2000)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85: Raiders of the Lost Ark (Indiana Jones and the Raiders of the Lost Ark) (1981)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4.5">
            <text:p>4.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98: Gladiator (2000)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05: Back to the Future (1985)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3" office:value-type="float" office:value="4.5">
            <text:p>4.5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07: Snatch (2000)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14: Pretty Woman (1990)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20: The Lord of the Rings: The Fellowship of the Ring (2001)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21: The Lord of the Rings: The Two Towers (2002)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22: The Lord of the Rings: The Return of the King (2003)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2.5">
            <text:p>2.5</text:p>
          </table:table-cell>
          <table:table-cell/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134: O Brother Where Art Thou? (2000)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7"/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3"/>
        </table:table-row>
        <table:table-row table:style-name="ro2">
          <table:table-cell office:value-type="string">
            <text:p>141: Donnie Darko (2001)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.5">
            <text:p>2.5</text:p>
          </table:table-cell>
          <table:table-cell/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table:number-columns-repeated="4"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146: Crouching Tiger Hidden Dragon (Wo hu cang long) (2000)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table:number-columns-repeated="2"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53: Lost in Translation (2003)</text:p>
          </table:table-cell>
          <table:table-cell/>
          <table:table-cell office:value-type="float" office:value="4.5">
            <text:p>4.5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155: The Dark Knight (2008)</text:p>
          </table:table-cell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3"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161: Ocean's Eleven (2001)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80: Minority Report (2002)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.5">
            <text:p>2.5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87: Sin City (2005)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194: Amelie (2001)</text:p>
          </table:table-cell>
          <table:table-cell/>
          <table:table-cell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/>
        </table:table-row>
        <table:table-row table:style-name="ro2">
          <table:table-cell office:value-type="string">
            <text:p>197: Braveheart (1995)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38: The Godfather (1972)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string">
            <text:p>243: High Fidelity (2000)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"/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number-columns-repeated="5"/>
        </table:table-row>
        <table:table-row table:style-name="ro1">
          <table:table-cell office:value-type="string">
            <text:p>268: Batman (1989)</text:p>
          </table:table-cell>
          <table:table-cell table:number-columns-repeated="4"/>
          <table:table-cell office:value-type="float" office:value="2.5">
            <text:p>2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272: Batman Begins (2005)</text:p>
          </table:table-cell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274: The Silence of the Lambs (1991)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table:number-columns-repeated="4"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/>
          <table:table-cell table:number-columns-repeated="2" office:value-type="float" office:value="4.5">
            <text:p>4.5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75: Fargo (1996)</text:p>
          </table:table-cell>
          <table:table-cell/>
          <table:table-cell office:value-type="float" office:value="5">
            <text:p>5</text:p>
          </table:table-cell>
          <table:table-cell table:number-columns-repeated="5"/>
          <table:table-cell table:number-columns-repeated="2"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278: The Shawshank Redemption (1994)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280: Terminator 2: Judgment Day (1991)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.5">
            <text:p>4.5</text:p>
          </table:table-cell>
          <table:table-cell/>
          <table:table-cell office:value-type="float" office:value="3.5">
            <text:p>3.5</text:p>
          </table:table-cell>
          <table:table-cell/>
          <table:table-cell table:number-columns-repeated="2"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329: Jurassic Park (1993)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93: Kill Bill: Vol. 2 (2004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14: Batman Forever (1995)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424: Schindler's List (1993)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table:number-columns-repeated="4"/>
          <table:table-cell table:number-columns-repeated="4"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53: A Beautiful Mind (2001)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462: Erin Brockovich (2000)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3.5">
            <text:p>3.5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.5">
            <text:p>4.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550: Fight Club (1999)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557: Spider-Man (2002)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558: Spider-Man 2 (2004)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number-columns-repeated="2"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568: Apollo 13 (1995)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581: Dances with Wolves (1990)</text:p>
          </table:table-cell>
          <table:table-cell table:number-columns-repeated="5"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table:number-columns-repeated="4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585: Monsters Inc. (2001)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597: Titanic (1997)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601: E.T. the Extra-Terrestrial (1982)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0.5">
            <text:p>0.5</text:p>
          </table:table-cell>
        </table:table-row>
        <table:table-row table:style-name="ro2">
          <table:table-cell office:value-type="string">
            <text:p>602: Independence Day (a.k.a. ID4) (1996)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603: The Matrix (1999)</text:p>
          </table:table-cell>
          <table:table-cell office:value-type="float" office:value="4.5">
            <text:p>4.5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604: The Matrix Reloaded (2003)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 office:value-type="float" office:value="2.5">
            <text:p>2.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</table:table-row>
        <table:table-row table:style-name="ro2">
          <table:table-cell office:value-type="string">
            <text:p>607: Men in Black (a.k.a. MIB) (1997)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629: The Usual Suspects (1995)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640: Catch Me If You Can (2002)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 office:value-type="string">
            <text:p>641: Requiem for a Dream (2000)</text:p>
          </table:table-cell>
          <table:table-cell/>
          <table:table-cell office:value-type="float" office:value="4.5">
            <text:p>4.5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table:number-columns-repeated="2"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664: Twister (1996)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2">
          <table:table-cell office:value-type="string">
            <text:p>671: Harry Potter and the Sorcerer's Stone (a.k.a. Harry Potter and the Philosopher's Stone) (2001)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672: Harry Potter and the Chamber of Secrets (2002)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string">
            <text:p>680: Pulp Fiction (1994)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745: The Sixth Sense (1999)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752: V for Vendetta (2006)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table:number-columns-repeated="2" office:value-type="float" office:value="3.5">
            <text:p>3.5</text:p>
          </table:table-cell>
        </table:table-row>
        <table:table-row table:style-name="ro1">
          <table:table-cell office:value-type="string">
            <text:p>786: Almost Famous (2000)</text:p>
          </table:table-cell>
          <table:table-cell/>
          <table:table-cell office:value-type="float" office:value="3.5">
            <text:p>3.5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788: Mrs. Doubtfire (1993)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807: Seven (a.k.a. Se7en) (1995)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office:value-type="string">
            <text:p>808: Shrek (2001)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number-columns-repeated="2" office:value-type="float" office:value="3.5">
            <text:p>3.5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3" office:value-type="float" office:value="4">
            <text:p>4</text:p>
          </table:table-cell>
        </table:table-row>
        <table:table-row table:style-name="ro2">
          <table:table-cell office:value-type="string">
            <text:p>809: Shrek 2 (2004)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.5">
            <text:p>1.5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812: Aladdin (1992)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.5">
            <text:p>2.5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854: The Mask (1994)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857: Saving Private Ryan (1998)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3"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862: Toy Story (1995)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.5">
            <text:p>3.5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954: Mission: Impossible (1996)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table:number-columns-repeated="2" office:value-type="float" office:value="4.5">
            <text:p>4.5</text:p>
          </table:table-cell>
          <table:table-cell table:number-columns-repeated="3" office:value-type="float" office:value="3.5">
            <text:p>3.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955: Mission: Impossible II (2000)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1422: The Departed (2006)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572: Die Hard: With a Vengeance (1995)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1597: Meet the Parents (2000)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637: Speed (1994)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891: Star Wars: Episode V - The Empire Strikes Back (1980)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4.5">
            <text:p>4.5</text:p>
          </table:table-cell>
          <table:table-cell table:number-columns-repeated="4"/>
        </table:table-row>
        <table:table-row table:style-name="ro1">
          <table:table-cell office:value-type="string">
            <text:p>1892: Star Wars: Episode VI - Return of the Jedi (1983)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string">
            <text:p>1894: Star Wars: Episode II - Attack of the Clones (2002)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1900: Traffic (2000)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.5">
            <text:p>4.5</text:p>
          </table:table-cell>
          <table:table-cell/>
        </table:table-row>
        <table:table-row table:style-name="ro1">
          <table:table-cell office:value-type="string">
            <text:p>2024: The Patriot (2000)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164: Stargate (1994)</text:p>
          </table:table-cell>
          <table:table-cell table:number-columns-repeated="7"/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501: The Bourne Identity (2002)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502: The Bourne Supremacy (2004)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3049: Ace Ventura: Pet Detective (1994)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327: Charlie's Angels (2000)</text:p>
          </table:table-cell>
          <table:table-cell/>
          <table:table-cell office:value-type="float" office:value="1.5">
            <text:p>1.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5503: The Fugitive (1993)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7443: Chicken Run (2000)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number-columns-repeated="5"/>
          <table:table-cell table:number-columns-repeated="3"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8358: Cast Away (2000)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2.5">
            <text:p>2.5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8467: Dumb &amp; Dumber (1994)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/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8587: The Lion King (1994)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0.5">
            <text:p>0.5</text:p>
          </table:table-cell>
          <table:table-cell table:number-columns-repeated="2"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/>
        </table:table-row>
        <table:table-row table:style-name="ro1">
          <table:table-cell office:value-type="string">
            <text:p>9331: Clear and Present Danger (1994)</text:p>
          </table:table-cell>
          <table:table-cell table:number-columns-repeated="7"/>
          <table:table-cell office:value-type="float" office:value="2.5">
            <text:p>2.5</text:p>
          </table:table-cell>
          <table:table-cell table:number-columns-repeated="2" office:value-type="float" office:value="3.5">
            <text:p>3.5</text:p>
          </table:table-cell>
          <table:table-cell table:number-columns-repeated="2"/>
          <table:table-cell office:value-type="float" office:value="3.5">
            <text:p>3.5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float" office:value="0.5">
            <text:p>0.5</text:p>
          </table:table-cell>
          <table:table-cell table:number-columns-repeated="5"/>
        </table:table-row>
        <table:table-row table:style-name="ro1">
          <table:table-cell office:value-type="string">
            <text:p>9741: Unbreakable (2000)</text:p>
          </table:table-cell>
          <table:table-cell table:number-columns-repeated="7"/>
          <table:table-cell table:number-columns-repeated="2" office:value-type="float" office:value="3.5">
            <text:p>3.5</text:p>
          </table:table-cell>
          <table:table-cell table:number-columns-repeated="3"/>
          <table:table-cell office:value-type="float" office:value="2.5">
            <text:p>2.5</text:p>
          </table:table-cell>
          <table:table-cell table:number-columns-repeated="6"/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9802: The Rock (1996)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9806: The Incredibles (2004)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10020: Beauty and the Beast (1991)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36657: X-Men (2000)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36658: X2: X-Men United (2003)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36955: True Lies (1994)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 table:number-rows-repeated="1048474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2" table:style-name="ta1"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5" table:number-columns-repeated="998" table:default-cell-style-name="Default"/>
        <table:table-row table:style-name="ro1">
          <table:table-cell/>
          <table:table-cell office:value-type="float" office:value="1648">
            <text:p>1648</text:p>
          </table:table-cell>
          <table:table-cell office:value-type="float" office:value="5136">
            <text:p>5136</text:p>
          </table:table-cell>
          <table:table-cell office:value-type="float" office:value="918">
            <text:p>918</text:p>
          </table:table-cell>
          <table:table-cell office:value-type="float" office:value="2824">
            <text:p>2824</text:p>
          </table:table-cell>
          <table:table-cell office:value-type="float" office:value="3867">
            <text:p>3867</text:p>
          </table:table-cell>
          <table:table-cell office:value-type="float" office:value="860">
            <text:p>860</text:p>
          </table:table-cell>
          <table:table-cell office:value-type="float" office:value="3712">
            <text:p>3712</text:p>
          </table:table-cell>
          <table:table-cell office:value-type="float" office:value="2968">
            <text:p>2968</text:p>
          </table:table-cell>
          <table:table-cell office:value-type="float" office:value="3525">
            <text:p>3525</text:p>
          </table:table-cell>
          <table:table-cell office:value-type="float" office:value="4323">
            <text:p>4323</text:p>
          </table:table-cell>
          <table:table-cell office:value-type="float" office:value="3617">
            <text:p>3617</text:p>
          </table:table-cell>
          <table:table-cell office:value-type="float" office:value="4360">
            <text:p>4360</text:p>
          </table:table-cell>
          <table:table-cell office:value-type="float" office:value="2756">
            <text:p>2756</text:p>
          </table:table-cell>
          <table:table-cell office:value-type="float" office:value="89">
            <text:p>89</text:p>
          </table:table-cell>
          <table:table-cell office:value-type="float" office:value="442">
            <text:p>442</text:p>
          </table:table-cell>
          <table:table-cell office:value-type="float" office:value="3556">
            <text:p>3556</text:p>
          </table:table-cell>
          <table:table-cell office:value-type="float" office:value="5261">
            <text:p>5261</text:p>
          </table:table-cell>
          <table:table-cell office:value-type="float" office:value="2492">
            <text:p>2492</text:p>
          </table:table-cell>
          <table:table-cell office:value-type="float" office:value="5062">
            <text:p>5062</text:p>
          </table:table-cell>
          <table:table-cell office:value-type="float" office:value="2486">
            <text:p>2486</text:p>
          </table:table-cell>
          <table:table-cell office:value-type="float" office:value="4942">
            <text:p>4942</text:p>
          </table:table-cell>
          <table:table-cell office:value-type="float" office:value="2267">
            <text:p>2267</text:p>
          </table:table-cell>
          <table:table-cell office:value-type="float" office:value="4809">
            <text:p>4809</text:p>
          </table:table-cell>
          <table:table-cell office:value-type="float" office:value="3853">
            <text:p>3853</text:p>
          </table:table-cell>
          <table:table-cell office:value-type="float" office:value="2288">
            <text:p>2288</text:p>
          </table:table-cell>
          <table:table-cell table:number-columns-repeated="998"/>
        </table:table-row>
        <table:table-row table:style-name="ro1">
          <table:table-cell office:value-type="float" office:value="1648">
            <text:p>1648</text:p>
          </table:table-cell>
          <table:table-cell table:formula="of:=CORREL([Sheet1.B$2:.B$100];[Sheet1.$B$2:.$B$100])" office:value-type="float" office:value="1">
            <text:p>1</text:p>
          </table:table-cell>
          <table:table-cell table:formula="of:=CORREL([Sheet1.B$2:.B$100];[Sheet1.C$2:.C$100])" office:value-type="float" office:value="0.402980188456996">
            <text:p>0.4029801885</text:p>
          </table:table-cell>
          <table:table-cell table:formula="of:=CORREL([Sheet1.$B$2:.$B$100];[Sheet1.D$2:.D$100])" office:value-type="float" office:value="-0.142205650084927">
            <text:p>-0.1422056501</text:p>
          </table:table-cell>
          <table:table-cell table:formula="of:=CORREL([Sheet1.$B$2:.$B$100];[Sheet1.E$2:.E$100])" office:value-type="float" office:value="0.517619804397155">
            <text:p>0.5176198044</text:p>
          </table:table-cell>
          <table:table-cell table:formula="of:=CORREL([Sheet1.$B$2:.$B$100];[Sheet1.F$2:.F$100])" office:value-type="float" office:value="0.300199614685356">
            <text:p>0.3001996147</text:p>
          </table:table-cell>
          <table:table-cell table:formula="of:=CORREL([Sheet1.$B$2:.$B$100];[Sheet1.G$2:.G$100])" office:value-type="float" office:value="0.480536602182786">
            <text:p>0.4805366022</text:p>
          </table:table-cell>
          <table:table-cell table:formula="of:=CORREL([Sheet1.$B$2:.$B$100];[Sheet1.H$2:.H$100])" office:value-type="float" office:value="-0.312411915438248">
            <text:p>-0.3124119154</text:p>
          </table:table-cell>
          <table:table-cell table:formula="of:=CORREL([Sheet1.$B$2:.$B$100];[Sheet1.I$2:.I$100])" office:value-type="float" office:value="0.383348479918658">
            <text:p>0.3833484799</text:p>
          </table:table-cell>
          <table:table-cell table:formula="of:=CORREL([Sheet1.$B$2:.$B$100];[Sheet1.J$2:.J$100])" office:value-type="float" office:value="0.0927746502846101">
            <text:p>0.0927746503</text:p>
          </table:table-cell>
          <table:table-cell table:formula="of:=CORREL([Sheet1.$B$2:.$B$100];[Sheet1.K$2:.K$100])" office:value-type="float" office:value="0.0981905941730774">
            <text:p>0.0981905942</text:p>
          </table:table-cell>
          <table:table-cell table:formula="of:=CORREL([Sheet1.$B$2:.$B$100];[Sheet1.L$2:.L$100])" office:value-type="float" office:value="-0.0417340529451515">
            <text:p>-0.0417340529</text:p>
          </table:table-cell>
          <table:table-cell table:formula="of:=CORREL([Sheet1.$B$2:.$B$100];[Sheet1.M$2:.M$100])" office:value-type="float" office:value="0.264424787160725">
            <text:p>0.2644247872</text:p>
          </table:table-cell>
          <table:table-cell table:formula="of:=CORREL([Sheet1.$B$2:.$B$100];[Sheet1.N$2:.N$100])" office:value-type="float" office:value="0.261268362823723">
            <text:p>0.2612683628</text:p>
          </table:table-cell>
          <table:table-cell table:formula="of:=CORREL([Sheet1.$B$2:.$B$100];[Sheet1.O$2:.O$100])" office:value-type="float" office:value="0.464609968681201">
            <text:p>0.4646099687</text:p>
          </table:table-cell>
          <table:table-cell table:formula="of:=CORREL([Sheet1.$B$2:.$B$100];[Sheet1.P$2:.P$100])" office:value-type="float" office:value="0.0223077715070217">
            <text:p>0.0223077715</text:p>
          </table:table-cell>
          <table:table-cell table:formula="of:=CORREL([Sheet1.$B$2:.$B$100];[Sheet1.Q$2:.Q$100])" office:value-type="float" office:value="-0.191987915663931">
            <text:p>-0.1919879157</text:p>
          </table:table-cell>
          <table:table-cell table:formula="of:=CORREL([Sheet1.$B$2:.$B$100];[Sheet1.R$2:.R$100])" office:value-type="float" office:value="0.493007605153259">
            <text:p>0.4930076052</text:p>
          </table:table-cell>
          <table:table-cell table:formula="of:=CORREL([Sheet1.$B$2:.$B$100];[Sheet1.S$2:.S$100])" office:value-type="float" office:value="0.360643871947096">
            <text:p>0.3606438719</text:p>
          </table:table-cell>
          <table:table-cell table:formula="of:=CORREL([Sheet1.$B$2:.$B$100];[Sheet1.T$2:.T$100])" office:value-type="float" office:value="0.551088837215632">
            <text:p>0.5510888372</text:p>
          </table:table-cell>
          <table:table-cell table:formula="of:=CORREL([Sheet1.$B$2:.$B$100];[Sheet1.U$2:.U$100])" office:value-type="float" office:value="0.00254410596323501">
            <text:p>0.002544106</text:p>
          </table:table-cell>
          <table:table-cell table:formula="of:=CORREL([Sheet1.$B$2:.$B$100];[Sheet1.V$2:.V$100])" office:value-type="float" office:value="0.11665274170207">
            <text:p>0.1166527417</text:p>
          </table:table-cell>
          <table:table-cell table:formula="of:=CORREL([Sheet1.$B$2:.$B$100];[Sheet1.W$2:.W$100])" office:value-type="float" office:value="-0.429182782695866">
            <text:p>-0.4291827827</text:p>
          </table:table-cell>
          <table:table-cell table:formula="of:=CORREL([Sheet1.$B$2:.$B$100];[Sheet1.X$2:.X$100])" office:value-type="float" office:value="0.394370911744252">
            <text:p>0.3943709117</text:p>
          </table:table-cell>
          <table:table-cell table:formula="of:=CORREL([Sheet1.$B$2:.$B$100];[Sheet1.Y$2:.Y$100])" office:value-type="float" office:value="-0.30442200863181">
            <text:p>-0.3044220086</text:p>
          </table:table-cell>
          <table:table-cell table:formula="of:=CORREL([Sheet1.$B$2:.$B$100];[Sheet1.Z$2:.Z$100])" office:value-type="float" office:value="0.245047748625606">
            <text:p>0.2450477486</text:p>
          </table:table-cell>
          <table:table-cell table:number-columns-repeated="998"/>
        </table:table-row>
        <table:table-row table:style-name="ro1">
          <table:table-cell office:value-type="float" office:value="5136">
            <text:p>5136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formula="of:=CORREL([Sheet1.$C$2:.$C$100];[Sheet1.$B$2:.$B$100])" office:value-type="float" office:value="0.402980188456996">
            <text:p>0.4029801885</text:p>
          </table:table-cell>
          <table:table-cell table:number-columns-repeated="998"/>
        </table:table-row>
        <table:table-row table:style-name="ro1">
          <table:table-cell office:value-type="float" office:value="918">
            <text:p>918</text:p>
          </table:table-cell>
          <table:table-cell table:formula="of:=CORREL([Sheet1.$D$2:.$D$100];[Sheet1.B$2:.B$100])" office:value-type="float" office:value="-0.142205650084927">
            <text:p>-0.1422056501</text:p>
          </table:table-cell>
          <table:table-cell table:formula="of:=CORREL([Sheet1.$D$2:.$D$100];[Sheet1.C$2:.C$100])" office:value-type="float" office:value="0.118978537941828">
            <text:p>0.1189785379</text:p>
          </table:table-cell>
          <table:table-cell table:formula="of:=CORREL([Sheet1.$D$2:.$D$100];[Sheet1.D$2:.D$100])" office:value-type="float" office:value="1">
            <text:p>1</text:p>
          </table:table-cell>
          <table:table-cell table:formula="of:=CORREL([Sheet1.$D$2:.$D$100];[Sheet1.E$2:.E$100])" office:value-type="float" office:value="-0.317063243737114">
            <text:p>-0.3170632437</text:p>
          </table:table-cell>
          <table:table-cell table:formula="of:=CORREL([Sheet1.$D$2:.$D$100];[Sheet1.F$2:.F$100])" office:value-type="float" office:value="0.294557591639299">
            <text:p>0.2945575916</text:p>
          </table:table-cell>
          <table:table-cell table:formula="of:=CORREL([Sheet1.$D$2:.$D$100];[Sheet1.G$2:.G$100])" office:value-type="float" office:value="0.468333294370994">
            <text:p>0.4683332944</text:p>
          </table:table-cell>
          <table:table-cell table:formula="of:=CORREL([Sheet1.$D$2:.$D$100];[Sheet1.H$2:.H$100])" office:value-type="float" office:value="0.0920366956474262">
            <text:p>0.0920366956</text:p>
          </table:table-cell>
          <table:table-cell table:formula="of:=CORREL([Sheet1.$D$2:.$D$100];[Sheet1.I$2:.I$100])" office:value-type="float" office:value="-0.0458544310558857">
            <text:p>-0.0458544311</text:p>
          </table:table-cell>
          <table:table-cell table:formula="of:=CORREL([Sheet1.$D$2:.$D$100];[Sheet1.J$2:.J$100])" office:value-type="float" office:value="0.367567567567568">
            <text:p>0.3675675676</text:p>
          </table:table-cell>
          <table:table-cell table:formula="of:=CORREL([Sheet1.$D$2:.$D$100];[Sheet1.K$2:.K$100])" office:value-type="float" office:value="-0.0353940314650059">
            <text:p>-0.0353940315</text:p>
          </table:table-cell>
          <table:table-cell table:formula="of:=CORREL([Sheet1.$D$2:.$D$100];[Sheet1.L$2:.L$100])" office:value-type="float" office:value="0.0113162436215215">
            <text:p>0.0113162436</text:p>
          </table:table-cell>
          <table:table-cell table:formula="of:=CORREL([Sheet1.$D$2:.$D$100];[Sheet1.M$2:.M$100])" office:value-type="float" office:value="-0.231659777261523">
            <text:p>-0.2316597773</text:p>
          </table:table-cell>
          <table:table-cell table:formula="of:=CORREL([Sheet1.$D$2:.$D$100];[Sheet1.N$2:.N$100])" office:value-type="float" office:value="0.148431208798588">
            <text:p>0.1484312088</text:p>
          </table:table-cell>
          <table:table-cell table:formula="of:=CORREL([Sheet1.$D$2:.$D$100];[Sheet1.O$2:.O$100])" office:value-type="float" office:value="0.267028696127906">
            <text:p>0.2670286961</text:p>
          </table:table-cell>
          <table:table-cell table:formula="of:=CORREL([Sheet1.$D$2:.$D$100];[Sheet1.P$2:.P$100])" office:value-type="float" office:value="0.304139035732934">
            <text:p>0.3041390357</text:p>
          </table:table-cell>
          <table:table-cell table:formula="of:=CORREL([Sheet1.$D$2:.$D$100];[Sheet1.Q$2:.Q$100])" office:value-type="float" office:value="0.373225783727423">
            <text:p>0.3732257837</text:p>
          </table:table-cell>
          <table:table-cell table:formula="of:=CORREL([Sheet1.$D$2:.$D$100];[Sheet1.R$2:.R$100])" office:value-type="float" office:value="0.470972122666382">
            <text:p>0.4709721227</text:p>
          </table:table-cell>
          <table:table-cell table:formula="of:=CORREL([Sheet1.$D$2:.$D$100];[Sheet1.S$2:.S$100])" office:value-type="float" office:value="0.069956139872756">
            <text:p>0.0699561399</text:p>
          </table:table-cell>
          <table:table-cell table:formula="of:=CORREL([Sheet1.$D$2:.$D$100];[Sheet1.T$2:.T$100])" office:value-type="float" office:value="-0.0547623994056148">
            <text:p>-0.0547623994</text:p>
          </table:table-cell>
          <table:table-cell table:formula="of:=CORREL([Sheet1.$D$2:.$D$100];[Sheet1.U$2:.U$100])" office:value-type="float" office:value="0.133812026617402">
            <text:p>0.1338120266</text:p>
          </table:table-cell>
          <table:table-cell table:formula="of:=CORREL([Sheet1.$D$2:.$D$100];[Sheet1.V$2:.V$100])" office:value-type="float" office:value="0.0151691147801124">
            <text:p>0.0151691148</text:p>
          </table:table-cell>
          <table:table-cell table:formula="of:=CORREL([Sheet1.$D$2:.$D$100];[Sheet1.W$2:.W$100])" office:value-type="float" office:value="-0.273096010124305">
            <text:p>-0.2730960101</text:p>
          </table:table-cell>
          <table:table-cell table:formula="of:=CORREL([Sheet1.$D$2:.$D$100];[Sheet1.X$2:.X$100])" office:value-type="float" office:value="0.0825281614716906">
            <text:p>0.0825281615</text:p>
          </table:table-cell>
          <table:table-cell table:formula="of:=CORREL([Sheet1.$D$2:.$D$100];[Sheet1.Y$2:.Y$100])" office:value-type="float" office:value="0.667168253488017">
            <text:p>0.6671682535</text:p>
          </table:table-cell>
          <table:table-cell table:formula="of:=CORREL([Sheet1.$D$2:.$D$100];[Sheet1.Z$2:.Z$100])" office:value-type="float" office:value="0.119162308495266">
            <text:p>0.1191623085</text:p>
          </table:table-cell>
          <table:table-cell table:number-columns-repeated="998"/>
        </table:table-row>
        <table:table-row table:style-name="ro1">
          <table:table-cell office:value-type="float" office:value="2824">
            <text:p>2824</text:p>
          </table:table-cell>
          <table:table-cell table:formula="of:=CORREL([Sheet1.$E$2:.$E$100];[Sheet1.B$2:.B$100])" office:value-type="float" office:value="0.517619804397155">
            <text:p>0.5176198044</text:p>
          </table:table-cell>
          <table:table-cell table:formula="of:=CORREL([Sheet1.$E$2:.$E$100];[Sheet1.C$2:.C$100])" office:value-type="float" office:value="0.0579162990350759">
            <text:p>0.057916299</text:p>
          </table:table-cell>
          <table:table-cell table:formula="of:=CORREL([Sheet1.$E$2:.$E$100];[Sheet1.D$2:.D$100])" office:value-type="float" office:value="-0.317063243737114">
            <text:p>-0.3170632437</text:p>
          </table:table-cell>
          <table:table-cell table:formula="of:=CORREL([Sheet1.$E$2:.$E$100];[Sheet1.E$2:.E$100])" office:value-type="float" office:value="1">
            <text:p>1</text:p>
          </table:table-cell>
          <table:table-cell table:formula="of:=CORREL([Sheet1.$E$2:.$E$100];[Sheet1.F$2:.F$100])" office:value-type="float" office:value="-0.0609126676643441">
            <text:p>-0.0609126677</text:p>
          </table:table-cell>
          <table:table-cell table:formula="of:=CORREL([Sheet1.$E$2:.$E$100];[Sheet1.G$2:.G$100])" office:value-type="float" office:value="-0.00806602499509028">
            <text:p>-0.008066025</text:p>
          </table:table-cell>
          <table:table-cell table:formula="of:=CORREL([Sheet1.$E$2:.$E$100];[Sheet1.H$2:.H$100])" office:value-type="float" office:value="0.462910049886276">
            <text:p>0.4629100499</text:p>
          </table:table-cell>
          <table:table-cell table:formula="of:=CORREL([Sheet1.$E$2:.$E$100];[Sheet1.I$2:.I$100])" office:value-type="float" office:value="0.214760073496263">
            <text:p>0.2147600735</text:p>
          </table:table-cell>
          <table:table-cell table:formula="of:=CORREL([Sheet1.$E$2:.$E$100];[Sheet1.J$2:.J$100])" office:value-type="float" office:value="0.169907200465772">
            <text:p>0.1699072005</text:p>
          </table:table-cell>
          <table:table-cell table:formula="of:=CORREL([Sheet1.$E$2:.$E$100];[Sheet1.K$2:.K$100])" office:value-type="float" office:value="0.119350275399607">
            <text:p>0.1193502754</text:p>
          </table:table-cell>
          <table:table-cell table:formula="of:=CORREL([Sheet1.$E$2:.$E$100];[Sheet1.L$2:.L$100])" office:value-type="float" office:value="0.282755724094129">
            <text:p>0.2827557241</text:p>
          </table:table-cell>
          <table:table-cell table:formula="of:=CORREL([Sheet1.$E$2:.$E$100];[Sheet1.M$2:.M$100])" office:value-type="float" office:value="-0.00532620808209438">
            <text:p>-0.0053262081</text:p>
          </table:table-cell>
          <table:table-cell table:formula="of:=CORREL([Sheet1.$E$2:.$E$100];[Sheet1.N$2:.N$100])" office:value-type="float" office:value="-0.087746602709142">
            <text:p>-0.0877466027</text:p>
          </table:table-cell>
          <table:table-cell table:formula="of:=CORREL([Sheet1.$E$2:.$E$100];[Sheet1.O$2:.O$100])" office:value-type="float" office:value="0.241566591537398">
            <text:p>0.2415665915</text:p>
          </table:table-cell>
          <table:table-cell table:formula="of:=CORREL([Sheet1.$E$2:.$E$100];[Sheet1.P$2:.P$100])" office:value-type="float" office:value="0.116532481134148">
            <text:p>0.1165324811</text:p>
          </table:table-cell>
          <table:table-cell table:formula="of:=CORREL([Sheet1.$E$2:.$E$100];[Sheet1.Q$2:.Q$100])" office:value-type="float" office:value="-0.201275252027891">
            <text:p>-0.201275252</text:p>
          </table:table-cell>
          <table:table-cell table:formula="of:=CORREL([Sheet1.$E$2:.$E$100];[Sheet1.R$2:.R$100])" office:value-type="float" office:value="0.228340638681733">
            <text:p>0.2283406387</text:p>
          </table:table-cell>
          <table:table-cell table:formula="of:=CORREL([Sheet1.$E$2:.$E$100];[Sheet1.S$2:.S$100])" office:value-type="float" office:value="0.238699995028854">
            <text:p>0.238699995</text:p>
          </table:table-cell>
          <table:table-cell table:formula="of:=CORREL([Sheet1.$E$2:.$E$100];[Sheet1.T$2:.T$100])" office:value-type="float" office:value="0.259659843599174">
            <text:p>0.2596598436</text:p>
          </table:table-cell>
          <table:table-cell table:formula="of:=CORREL([Sheet1.$E$2:.$E$100];[Sheet1.U$2:.U$100])" office:value-type="float" office:value="0.247096829286645">
            <text:p>0.2470968293</text:p>
          </table:table-cell>
          <table:table-cell table:formula="of:=CORREL([Sheet1.$E$2:.$E$100];[Sheet1.V$2:.V$100])" office:value-type="float" office:value="0.149246698446618">
            <text:p>0.1492466984</text:p>
          </table:table-cell>
          <table:table-cell table:formula="of:=CORREL([Sheet1.$E$2:.$E$100];[Sheet1.W$2:.W$100])" office:value-type="float" office:value="-0.361465758957072">
            <text:p>-0.361465759</text:p>
          </table:table-cell>
          <table:table-cell table:formula="of:=CORREL([Sheet1.$E$2:.$E$100];[Sheet1.X$2:.X$100])" office:value-type="float" office:value="0.474973696177529">
            <text:p>0.4749736962</text:p>
          </table:table-cell>
          <table:table-cell table:formula="of:=CORREL([Sheet1.$E$2:.$E$100];[Sheet1.Y$2:.Y$100])" office:value-type="float" office:value="-0.262073217468944">
            <text:p>-0.2620732175</text:p>
          </table:table-cell>
          <table:table-cell table:formula="of:=CORREL([Sheet1.$E$2:.$E$100];[Sheet1.Z$2:.Z$100])" office:value-type="float" office:value="0.166999292435721">
            <text:p>0.1669992924</text:p>
          </table:table-cell>
          <table:table-cell table:number-columns-repeated="998"/>
        </table:table-row>
        <table:table-row table:style-name="ro1">
          <table:table-cell office:value-type="float" office:value="3867">
            <text:p>3867</text:p>
          </table:table-cell>
          <table:table-cell table:formula="of:=CORREL([Sheet1.$F$2:.$F$100];[Sheet1.B$2:.B$100])" office:value-type="float" office:value="0.300199614685356">
            <text:p>0.3001996147</text:p>
          </table:table-cell>
          <table:table-cell table:formula="of:=CORREL([Sheet1.$F$2:.$F$100];[Sheet1.C$2:.C$100])" office:value-type="float" office:value="0.341734155239994">
            <text:p>0.3417341552</text:p>
          </table:table-cell>
          <table:table-cell table:formula="of:=CORREL([Sheet1.$F$2:.$F$100];[Sheet1.D$2:.D$100])" office:value-type="float" office:value="0.294557591639299">
            <text:p>0.2945575916</text:p>
          </table:table-cell>
          <table:table-cell table:formula="of:=CORREL([Sheet1.$F$2:.$F$100];[Sheet1.E$2:.E$100])" office:value-type="float" office:value="-0.0609126676643441">
            <text:p>-0.0609126677</text:p>
          </table:table-cell>
          <table:table-cell table:formula="of:=CORREL([Sheet1.$F$2:.$F$100];[Sheet1.F$2:.F$100])" office:value-type="float" office:value="1">
            <text:p>1</text:p>
          </table:table-cell>
          <table:table-cell table:formula="of:=CORREL([Sheet1.$F$2:.$F$100];[Sheet1.G$2:.G$100])" office:value-type="float" office:value="0.280742262999199">
            <text:p>0.280742263</text:p>
          </table:table-cell>
          <table:table-cell table:formula="of:=CORREL([Sheet1.$F$2:.$F$100];[Sheet1.H$2:.H$100])" office:value-type="float" office:value="0.389275229481031">
            <text:p>0.3892752295</text:p>
          </table:table-cell>
          <table:table-cell table:formula="of:=CORREL([Sheet1.$F$2:.$F$100];[Sheet1.I$2:.I$100])" office:value-type="float" office:value="0.25191337691603">
            <text:p>0.2519133769</text:p>
          </table:table-cell>
          <table:table-cell table:formula="of:=CORREL([Sheet1.$F$2:.$F$100];[Sheet1.J$2:.J$100])" office:value-type="float" office:value="0.112766552677803">
            <text:p>0.1127665527</text:p>
          </table:table-cell>
          <table:table-cell table:formula="of:=CORREL([Sheet1.$F$2:.$F$100];[Sheet1.K$2:.K$100])" office:value-type="float" office:value="-0.362033220111587">
            <text:p>-0.3620332201</text:p>
          </table:table-cell>
          <table:table-cell table:formula="of:=CORREL([Sheet1.$F$2:.$F$100];[Sheet1.L$2:.L$100])" office:value-type="float" office:value="-0.0665759393359071">
            <text:p>-0.0665759393</text:p>
          </table:table-cell>
          <table:table-cell table:formula="of:=CORREL([Sheet1.$F$2:.$F$100];[Sheet1.M$2:.M$100])" office:value-type="float" office:value="-0.0938012398808674">
            <text:p>-0.0938012399</text:p>
          </table:table-cell>
          <table:table-cell table:formula="of:=CORREL([Sheet1.$F$2:.$F$100];[Sheet1.N$2:.N$100])" office:value-type="float" office:value="0.315517459648688">
            <text:p>0.3155174596</text:p>
          </table:table-cell>
          <table:table-cell table:formula="of:=CORREL([Sheet1.$F$2:.$F$100];[Sheet1.O$2:.O$100])" office:value-type="float" office:value="-0.00387802409641027">
            <text:p>-0.0038780241</text:p>
          </table:table-cell>
          <table:table-cell table:formula="of:=CORREL([Sheet1.$F$2:.$F$100];[Sheet1.P$2:.P$100])" office:value-type="float" office:value="0.113581188681085">
            <text:p>0.1135811887</text:p>
          </table:table-cell>
          <table:table-cell table:formula="of:=CORREL([Sheet1.$F$2:.$F$100];[Sheet1.Q$2:.Q$100])" office:value-type="float" office:value="0.174084803721212">
            <text:p>0.1740848037</text:p>
          </table:table-cell>
          <table:table-cell table:formula="of:=CORREL([Sheet1.$F$2:.$F$100];[Sheet1.R$2:.R$100])" office:value-type="float" office:value="0.297977319833119">
            <text:p>0.2979773198</text:p>
          </table:table-cell>
          <table:table-cell table:formula="of:=CORREL([Sheet1.$F$2:.$F$100];[Sheet1.S$2:.S$100])" office:value-type="float" office:value="0.490760579617316">
            <text:p>0.4907605796</text:p>
          </table:table-cell>
          <table:table-cell table:formula="of:=CORREL([Sheet1.$F$2:.$F$100];[Sheet1.T$2:.T$100])" office:value-type="float" office:value="0.293867711531499">
            <text:p>0.2938677115</text:p>
          </table:table-cell>
          <table:table-cell table:formula="of:=CORREL([Sheet1.$F$2:.$F$100];[Sheet1.U$2:.U$100])" office:value-type="float" office:value="0.431519333933518">
            <text:p>0.4315193339</text:p>
          </table:table-cell>
          <table:table-cell table:formula="of:=CORREL([Sheet1.$F$2:.$F$100];[Sheet1.V$2:.V$100])" office:value-type="float" office:value="-0.165432456470007">
            <text:p>-0.1654324565</text:p>
          </table:table-cell>
          <table:table-cell table:formula="of:=CORREL([Sheet1.$F$2:.$F$100];[Sheet1.W$2:.W$100])" office:value-type="float" office:value="-0.295965533967469">
            <text:p>-0.295965534</text:p>
          </table:table-cell>
          <table:table-cell table:formula="of:=CORREL([Sheet1.$F$2:.$F$100];[Sheet1.X$2:.X$100])" office:value-type="float" office:value="0.0545184273138611">
            <text:p>0.0545184273</text:p>
          </table:table-cell>
          <table:table-cell table:formula="of:=CORREL([Sheet1.$F$2:.$F$100];[Sheet1.Y$2:.Y$100])" office:value-type="float" office:value="0.464110147764856">
            <text:p>0.4641101478</text:p>
          </table:table-cell>
          <table:table-cell table:formula="of:=CORREL([Sheet1.$F$2:.$F$100];[Sheet1.Z$2:.Z$100])" office:value-type="float" office:value="0.37985626502293">
            <text:p>0.379856265</text:p>
          </table:table-cell>
          <table:table-cell table:number-columns-repeated="998"/>
        </table:table-row>
        <table:table-row table:style-name="ro1">
          <table:table-cell office:value-type="float" office:value="860">
            <text:p>860</text:p>
          </table:table-cell>
          <table:table-cell table:formula="of:=CORREL([Sheet1.$G$2:.$G$100];[Sheet1.B$2:.B$100])" office:value-type="float" office:value="0.480536602182786">
            <text:p>0.4805366022</text:p>
          </table:table-cell>
          <table:table-cell table:formula="of:=CORREL([Sheet1.$G$2:.$G$100];[Sheet1.C$2:.C$100])" office:value-type="float" office:value="0.241376989825912">
            <text:p>0.2413769898</text:p>
          </table:table-cell>
          <table:table-cell table:formula="of:=CORREL([Sheet1.$G$2:.$G$100];[Sheet1.D$2:.D$100])" office:value-type="float" office:value="0.468333294370994">
            <text:p>0.4683332944</text:p>
          </table:table-cell>
          <table:table-cell table:formula="of:=CORREL([Sheet1.$G$2:.$G$100];[Sheet1.E$2:.E$100])" office:value-type="float" office:value="-0.00806602499509028">
            <text:p>-0.008066025</text:p>
          </table:table-cell>
          <table:table-cell table:formula="of:=CORREL([Sheet1.$G$2:.$G$100];[Sheet1.F$2:.F$100])" office:value-type="float" office:value="0.280742262999199">
            <text:p>0.280742263</text:p>
          </table:table-cell>
          <table:table-cell table:formula="of:=CORREL([Sheet1.$G$2:.$G$100];[Sheet1.G$2:.G$100])" office:value-type="float" office:value="1">
            <text:p>1</text:p>
          </table:table-cell>
          <table:table-cell table:formula="of:=CORREL([Sheet1.$G$2:.$G$100];[Sheet1.H$2:.H$100])" office:value-type="float" office:value="0.162271122483617">
            <text:p>0.1622711225</text:p>
          </table:table-cell>
          <table:table-cell table:formula="of:=CORREL([Sheet1.$G$2:.$G$100];[Sheet1.I$2:.I$100])" office:value-type="float" office:value="0.0676001948002989">
            <text:p>0.0676001948</text:p>
          </table:table-cell>
          <table:table-cell table:formula="of:=CORREL([Sheet1.$G$2:.$G$100];[Sheet1.J$2:.J$100])" office:value-type="float" office:value="0.387589753210687">
            <text:p>0.3875897532</text:p>
          </table:table-cell>
          <table:table-cell table:formula="of:=CORREL([Sheet1.$G$2:.$G$100];[Sheet1.K$2:.K$100])" office:value-type="float" office:value="0.142084945219182">
            <text:p>0.1420849452</text:p>
          </table:table-cell>
          <table:table-cell table:formula="of:=CORREL([Sheet1.$G$2:.$G$100];[Sheet1.L$2:.L$100])" office:value-type="float" office:value="0.21992904844585">
            <text:p>0.2199290484</text:p>
          </table:table-cell>
          <table:table-cell table:formula="of:=CORREL([Sheet1.$G$2:.$G$100];[Sheet1.M$2:.M$100])" office:value-type="float" office:value="-0.00531572241576261">
            <text:p>-0.0053157224</text:p>
          </table:table-cell>
          <table:table-cell table:formula="of:=CORREL([Sheet1.$G$2:.$G$100];[Sheet1.N$2:.N$100])" office:value-type="float" office:value="0.324424755177661">
            <text:p>0.3244247552</text:p>
          </table:table-cell>
          <table:table-cell table:formula="of:=CORREL([Sheet1.$G$2:.$G$100];[Sheet1.O$2:.O$100])" office:value-type="float" office:value="0.539065851394357">
            <text:p>0.5390658514</text:p>
          </table:table-cell>
          <table:table-cell table:formula="of:=CORREL([Sheet1.$G$2:.$G$100];[Sheet1.P$2:.P$100])" office:value-type="float" office:value="0.181275890198956">
            <text:p>0.1812758902</text:p>
          </table:table-cell>
          <table:table-cell table:formula="of:=CORREL([Sheet1.$G$2:.$G$100];[Sheet1.Q$2:.Q$100])" office:value-type="float" office:value="0.347470129268377">
            <text:p>0.3474701293</text:p>
          </table:table-cell>
          <table:table-cell table:formula="of:=CORREL([Sheet1.$G$2:.$G$100];[Sheet1.R$2:.R$100])" office:value-type="float" office:value="0.399436428887225">
            <text:p>0.3994364289</text:p>
          </table:table-cell>
          <table:table-cell table:formula="of:=CORREL([Sheet1.$G$2:.$G$100];[Sheet1.S$2:.S$100])" office:value-type="float" office:value="0.209718760874296">
            <text:p>0.2097187609</text:p>
          </table:table-cell>
          <table:table-cell table:formula="of:=CORREL([Sheet1.$G$2:.$G$100];[Sheet1.T$2:.T$100])" office:value-type="float" office:value="0.311363401263628">
            <text:p>0.3113634013</text:p>
          </table:table-cell>
          <table:table-cell table:formula="of:=CORREL([Sheet1.$G$2:.$G$100];[Sheet1.U$2:.U$100])" office:value-type="float" office:value="0.274784280414028">
            <text:p>0.2747842804</text:p>
          </table:table-cell>
          <table:table-cell table:formula="of:=CORREL([Sheet1.$G$2:.$G$100];[Sheet1.V$2:.V$100])" office:value-type="float" office:value="0.0786264055997282">
            <text:p>0.0786264056</text:p>
          </table:table-cell>
          <table:table-cell table:formula="of:=CORREL([Sheet1.$G$2:.$G$100];[Sheet1.W$2:.W$100])" office:value-type="float" office:value="0.212990986123632">
            <text:p>0.2129909861</text:p>
          </table:table-cell>
          <table:table-cell table:formula="of:=CORREL([Sheet1.$G$2:.$G$100];[Sheet1.X$2:.X$100])" office:value-type="float" office:value="0.165608258221143">
            <text:p>0.1656082582</text:p>
          </table:table-cell>
          <table:table-cell table:formula="of:=CORREL([Sheet1.$G$2:.$G$100];[Sheet1.Y$2:.Y$100])" office:value-type="float" office:value="0.162313994983239">
            <text:p>0.162313995</text:p>
          </table:table-cell>
          <table:table-cell table:formula="of:=CORREL([Sheet1.$G$2:.$G$100];[Sheet1.Z$2:.Z$100])" office:value-type="float" office:value="0.279677056785909">
            <text:p>0.2796770568</text:p>
          </table:table-cell>
          <table:table-cell table:number-columns-repeated="998"/>
        </table:table-row>
        <table:table-row table:style-name="ro1">
          <table:table-cell table:style-name="ce1" office:value-type="float" office:value="3712">
            <text:p>3712</text:p>
          </table:table-cell>
          <table:table-cell table:style-name="ce1" table:formula="of:=CORREL([Sheet1.$H$2:.$H$100];[Sheet1.B$2:.B$100])" office:value-type="float" office:value="-0.312411915438248">
            <text:p>-0.3124119154</text:p>
          </table:table-cell>
          <table:table-cell table:style-name="ce1" table:formula="of:=CORREL([Sheet1.$H$2:.$H$100];[Sheet1.C$2:.C$100])" office:value-type="float" office:value="0.131398452748108">
            <text:p>0.1313984527</text:p>
          </table:table-cell>
          <table:table-cell table:style-name="ce1" table:formula="of:=CORREL([Sheet1.$H$2:.$H$100];[Sheet1.D$2:.D$100])" office:value-type="float" office:value="0.0920366956474262">
            <text:p>0.0920366956</text:p>
          </table:table-cell>
          <table:table-cell table:style-name="ce1" table:formula="of:=CORREL([Sheet1.$H$2:.$H$100];[Sheet1.E$2:.E$100])" office:value-type="float" office:value="0.462910049886276">
            <text:p>0.4629100499</text:p>
          </table:table-cell>
          <table:table-cell table:style-name="ce1" table:formula="of:=CORREL([Sheet1.$H$2:.$H$100];[Sheet1.F$2:.F$100])" office:value-type="float" office:value="0.389275229481031">
            <text:p>0.3892752295</text:p>
          </table:table-cell>
          <table:table-cell table:style-name="ce1" table:formula="of:=CORREL([Sheet1.$H$2:.$H$100];[Sheet1.G$2:.G$100])" office:value-type="float" office:value="0.162271122483617">
            <text:p>0.1622711225</text:p>
          </table:table-cell>
          <table:table-cell table:style-name="ce1" table:formula="of:=CORREL([Sheet1.$H$2:.$H$100];[Sheet1.H$2:.H$100])" office:value-type="float" office:value="1">
            <text:p>1</text:p>
          </table:table-cell>
          <table:table-cell table:style-name="ce1" table:formula="of:=CORREL([Sheet1.$H$2:.$H$100];[Sheet1.I$2:.I$100])" office:value-type="float" office:value="0.0314528341547831">
            <text:p>0.0314528342</text:p>
          </table:table-cell>
          <table:table-cell table:style-name="ce1" table:formula="of:=CORREL([Sheet1.$H$2:.$H$100];[Sheet1.J$2:.J$100])" office:value-type="float" office:value="0.0700175357501242">
            <text:p>0.0700175358</text:p>
          </table:table-cell>
          <table:table-cell table:style-name="ce1" table:formula="of:=CORREL([Sheet1.$H$2:.$H$100];[Sheet1.K$2:.K$100])" office:value-type="float" office:value="-0.334533849495951">
            <text:p>-0.3345338495</text:p>
          </table:table-cell>
          <table:table-cell table:style-name="ce1" table:formula="of:=CORREL([Sheet1.$H$2:.$H$100];[Sheet1.L$2:.L$100])" office:value-type="float" office:value="-0.0389000192854374">
            <text:p>-0.0389000193</text:p>
          </table:table-cell>
          <table:table-cell table:style-name="ce1" table:formula="of:=CORREL([Sheet1.$H$2:.$H$100];[Sheet1.M$2:.M$100])" office:value-type="float" office:value="-0.364324317948225">
            <text:p>-0.3643243179</text:p>
          </table:table-cell>
          <table:table-cell table:style-name="ce1" table:formula="of:=CORREL([Sheet1.$H$2:.$H$100];[Sheet1.N$2:.N$100])" office:value-type="float" office:value="0.141390767076523">
            <text:p>0.1413907671</text:p>
          </table:table-cell>
          <table:table-cell table:style-name="ce1" table:formula="of:=CORREL([Sheet1.$H$2:.$H$100];[Sheet1.O$2:.O$100])" office:value-type="float" office:value="-0.0513195929262247">
            <text:p>-0.0513195929</text:p>
          </table:table-cell>
          <table:table-cell table:style-name="ce1" table:formula="of:=CORREL([Sheet1.$H$2:.$H$100];[Sheet1.P$2:.P$100])" office:value-type="float" office:value="0.227129864930789">
            <text:p>0.2271298649</text:p>
          </table:table-cell>
          <table:table-cell table:style-name="ce1" table:formula="of:=CORREL([Sheet1.$H$2:.$H$100];[Sheet1.Q$2:.Q$100])" office:value-type="float" office:value="0.016406233978295">
            <text:p>0.016406234</text:p>
          </table:table-cell>
          <table:table-cell table:style-name="ce1" table:formula="of:=CORREL([Sheet1.$H$2:.$H$100];[Sheet1.R$2:.R$100])" office:value-type="float" office:value="-0.240763629158967">
            <text:p>-0.2407636292</text:p>
          </table:table-cell>
          <table:table-cell table:style-name="ce1" table:formula="of:=CORREL([Sheet1.$H$2:.$H$100];[Sheet1.S$2:.S$100])" office:value-type="float" office:value="-0.0999838170867384">
            <text:p>-0.0999838171</text:p>
          </table:table-cell>
          <table:table-cell table:style-name="ce1" table:formula="of:=CORREL([Sheet1.$H$2:.$H$100];[Sheet1.T$2:.T$100])" office:value-type="float" office:value="0.247693272294048">
            <text:p>0.2476932723</text:p>
          </table:table-cell>
          <table:table-cell table:style-name="ce1" table:formula="of:=CORREL([Sheet1.$H$2:.$H$100];[Sheet1.U$2:.U$100])" office:value-type="float" office:value="0.144058236812643">
            <text:p>0.1440582368</text:p>
          </table:table-cell>
          <table:table-cell table:style-name="ce1" table:formula="of:=CORREL([Sheet1.$H$2:.$H$100];[Sheet1.V$2:.V$100])" office:value-type="float" office:value="0.141046985396264">
            <text:p>0.1410469854</text:p>
          </table:table-cell>
          <table:table-cell table:style-name="ce1" table:formula="of:=CORREL([Sheet1.$H$2:.$H$100];[Sheet1.W$2:.W$100])" office:value-type="float" office:value="0.0096854855528257">
            <text:p>0.0096854856</text:p>
          </table:table-cell>
          <table:table-cell table:style-name="ce1" table:formula="of:=CORREL([Sheet1.$H$2:.$H$100];[Sheet1.X$2:.X$100])" office:value-type="float" office:value="-0.451625416956773">
            <text:p>-0.451625417</text:p>
          </table:table-cell>
          <table:table-cell table:style-name="ce1" table:formula="of:=CORREL([Sheet1.$H$2:.$H$100];[Sheet1.Y$2:.Y$100])" office:value-type="float" office:value="0.19365960183727">
            <text:p>0.1936596018</text:p>
          </table:table-cell>
          <table:table-cell table:style-name="ce1" table:formula="of:=CORREL([Sheet1.$H$2:.$H$100];[Sheet1.Z$2:.Z$100])" office:value-type="float" office:value="0.113266179076481">
            <text:p>0.1132661791</text:p>
          </table:table-cell>
          <table:table-cell table:style-name="ce1" table:number-columns-repeated="998"/>
        </table:table-row>
        <table:table-row table:style-name="ro1">
          <table:table-cell office:value-type="float" office:value="2968">
            <text:p>2968</text:p>
          </table:table-cell>
          <table:table-cell table:formula="of:=CORREL([Sheet1.$I$2:.$I$100];[Sheet1.B$2:.B$100])" office:value-type="float" office:value="0.383348479918658">
            <text:p>0.3833484799</text:p>
          </table:table-cell>
          <table:table-cell table:formula="of:=CORREL([Sheet1.$I$2:.$I$100];[Sheet1.C$2:.C$100])" office:value-type="float" office:value="0.206694835280144">
            <text:p>0.2066948353</text:p>
          </table:table-cell>
          <table:table-cell table:formula="of:=CORREL([Sheet1.$I$2:.$I$100];[Sheet1.D$2:.D$100])" office:value-type="float" office:value="-0.0458544310558857">
            <text:p>-0.0458544311</text:p>
          </table:table-cell>
          <table:table-cell table:formula="of:=CORREL([Sheet1.$I$2:.$I$100];[Sheet1.E$2:.E$100])" office:value-type="float" office:value="0.214760073496263">
            <text:p>0.2147600735</text:p>
          </table:table-cell>
          <table:table-cell table:formula="of:=CORREL([Sheet1.$I$2:.$I$100];[Sheet1.F$2:.F$100])" office:value-type="float" office:value="0.25191337691603">
            <text:p>0.2519133769</text:p>
          </table:table-cell>
          <table:table-cell table:formula="of:=CORREL([Sheet1.$I$2:.$I$100];[Sheet1.G$2:.G$100])" office:value-type="float" office:value="0.0676001948002989">
            <text:p>0.0676001948</text:p>
          </table:table-cell>
          <table:table-cell table:formula="of:=CORREL([Sheet1.$I$2:.$I$100];[Sheet1.H$2:.H$100])" office:value-type="float" office:value="0.0314528341547831">
            <text:p>0.0314528342</text:p>
          </table:table-cell>
          <table:table-cell table:formula="of:=CORREL([Sheet1.$I$2:.$I$100];[Sheet1.I$2:.I$100])" office:value-type="float" office:value="1">
            <text:p>1</text:p>
          </table:table-cell>
          <table:table-cell table:formula="of:=CORREL([Sheet1.$I$2:.$I$100];[Sheet1.J$2:.J$100])" office:value-type="float" office:value="0.0115372898180995">
            <text:p>0.0115372898</text:p>
          </table:table-cell>
          <table:table-cell table:formula="of:=CORREL([Sheet1.$I$2:.$I$100];[Sheet1.K$2:.K$100])" office:value-type="float" office:value="-0.100063612321449">
            <text:p>-0.1000636123</text:p>
          </table:table-cell>
          <table:table-cell table:formula="of:=CORREL([Sheet1.$I$2:.$I$100];[Sheet1.L$2:.L$100])" office:value-type="float" office:value="0.312572952497583">
            <text:p>0.3125729525</text:p>
          </table:table-cell>
          <table:table-cell table:formula="of:=CORREL([Sheet1.$I$2:.$I$100];[Sheet1.M$2:.M$100])" office:value-type="float" office:value="0.0530242793951674">
            <text:p>0.0530242794</text:p>
          </table:table-cell>
          <table:table-cell table:formula="of:=CORREL([Sheet1.$I$2:.$I$100];[Sheet1.N$2:.N$100])" office:value-type="float" office:value="0.151797095828522">
            <text:p>0.1517970958</text:p>
          </table:table-cell>
          <table:table-cell table:formula="of:=CORREL([Sheet1.$I$2:.$I$100];[Sheet1.O$2:.O$100])" office:value-type="float" office:value="-0.118084502904402">
            <text:p>-0.1180845029</text:p>
          </table:table-cell>
          <table:table-cell table:formula="of:=CORREL([Sheet1.$I$2:.$I$100];[Sheet1.P$2:.P$100])" office:value-type="float" office:value="0.100840544409253">
            <text:p>0.1008405444</text:p>
          </table:table-cell>
          <table:table-cell table:formula="of:=CORREL([Sheet1.$I$2:.$I$100];[Sheet1.Q$2:.Q$100])" office:value-type="float" office:value="0.0491319745834519">
            <text:p>0.0491319746</text:p>
          </table:table-cell>
          <table:table-cell table:formula="of:=CORREL([Sheet1.$I$2:.$I$100];[Sheet1.R$2:.R$100])" office:value-type="float" office:value="-0.00904134638156433">
            <text:p>-0.0090413464</text:p>
          </table:table-cell>
          <table:table-cell table:formula="of:=CORREL([Sheet1.$I$2:.$I$100];[Sheet1.S$2:.S$100])" office:value-type="float" office:value="0.217172350392547">
            <text:p>0.2171723504</text:p>
          </table:table-cell>
          <table:table-cell table:formula="of:=CORREL([Sheet1.$I$2:.$I$100];[Sheet1.T$2:.T$100])" office:value-type="float" office:value="0.0333007565512984">
            <text:p>0.0333007566</text:p>
          </table:table-cell>
          <table:table-cell table:formula="of:=CORREL([Sheet1.$I$2:.$I$100];[Sheet1.U$2:.U$100])" office:value-type="float" office:value="0.124260759887749">
            <text:p>0.1242607599</text:p>
          </table:table-cell>
          <table:table-cell table:formula="of:=CORREL([Sheet1.$I$2:.$I$100];[Sheet1.V$2:.V$100])" office:value-type="float" office:value="0.0681880569266514">
            <text:p>0.0681880569</text:p>
          </table:table-cell>
          <table:table-cell table:formula="of:=CORREL([Sheet1.$I$2:.$I$100];[Sheet1.W$2:.W$100])" office:value-type="float" office:value="0.10945155974941">
            <text:p>0.1094515597</text:p>
          </table:table-cell>
          <table:table-cell table:formula="of:=CORREL([Sheet1.$I$2:.$I$100];[Sheet1.X$2:.X$100])" office:value-type="float" office:value="-0.0835620992690657">
            <text:p>-0.0835620993</text:p>
          </table:table-cell>
          <table:table-cell table:formula="of:=CORREL([Sheet1.$I$2:.$I$100];[Sheet1.Y$2:.Y$100])" office:value-type="float" office:value="-0.08931669439798">
            <text:p>-0.0893166944</text:p>
          </table:table-cell>
          <table:table-cell table:formula="of:=CORREL([Sheet1.$I$2:.$I$100];[Sheet1.Z$2:.Z$100])" office:value-type="float" office:value="0.229219329577894">
            <text:p>0.2292193296</text:p>
          </table:table-cell>
          <table:table-cell table:number-columns-repeated="998"/>
        </table:table-row>
        <table:table-row table:style-name="ro1">
          <table:table-cell office:value-type="float" office:value="3525">
            <text:p>3525</text:p>
          </table:table-cell>
          <table:table-cell table:formula="of:=CORREL([Sheet1.$J$2:.$J$100];[Sheet1.B$2:.B$100])" office:value-type="float" office:value="0.0927746502846101">
            <text:p>0.0927746503</text:p>
          </table:table-cell>
          <table:table-cell table:formula="of:=CORREL([Sheet1.$J$2:.$J$100];[Sheet1.C$2:.C$100])" office:value-type="float" office:value="0.360056295450207">
            <text:p>0.3600562955</text:p>
          </table:table-cell>
          <table:table-cell table:formula="of:=CORREL([Sheet1.$J$2:.$J$100];[Sheet1.D$2:.D$100])" office:value-type="float" office:value="0.367567567567568">
            <text:p>0.3675675676</text:p>
          </table:table-cell>
          <table:table-cell table:formula="of:=CORREL([Sheet1.$J$2:.$J$100];[Sheet1.E$2:.E$100])" office:value-type="float" office:value="0.169907200465772">
            <text:p>0.1699072005</text:p>
          </table:table-cell>
          <table:table-cell table:formula="of:=CORREL([Sheet1.$J$2:.$J$100];[Sheet1.F$2:.F$100])" office:value-type="float" office:value="0.112766552677803">
            <text:p>0.1127665527</text:p>
          </table:table-cell>
          <table:table-cell table:formula="of:=CORREL([Sheet1.$J$2:.$J$100];[Sheet1.G$2:.G$100])" office:value-type="float" office:value="0.387589753210687">
            <text:p>0.3875897532</text:p>
          </table:table-cell>
          <table:table-cell table:formula="of:=CORREL([Sheet1.$J$2:.$J$100];[Sheet1.H$2:.H$100])" office:value-type="float" office:value="0.0700175357501242">
            <text:p>0.0700175358</text:p>
          </table:table-cell>
          <table:table-cell table:formula="of:=CORREL([Sheet1.$J$2:.$J$100];[Sheet1.I$2:.I$100])" office:value-type="float" office:value="0.0115372898180995">
            <text:p>0.0115372898</text:p>
          </table:table-cell>
          <table:table-cell table:formula="of:=CORREL([Sheet1.$J$2:.$J$100];[Sheet1.J$2:.J$100])" office:value-type="float" office:value="1">
            <text:p>1</text:p>
          </table:table-cell>
          <table:table-cell table:formula="of:=CORREL([Sheet1.$J$2:.$J$100];[Sheet1.K$2:.K$100])" office:value-type="float" office:value="0.1940794409574">
            <text:p>0.194079441</text:p>
          </table:table-cell>
          <table:table-cell table:formula="of:=CORREL([Sheet1.$J$2:.$J$100];[Sheet1.L$2:.L$100])" office:value-type="float" office:value="0.243283251351149">
            <text:p>0.2432832514</text:p>
          </table:table-cell>
          <table:table-cell table:formula="of:=CORREL([Sheet1.$J$2:.$J$100];[Sheet1.M$2:.M$100])" office:value-type="float" office:value="-0.0860608793963996">
            <text:p>-0.0860608794</text:p>
          </table:table-cell>
          <table:table-cell table:formula="of:=CORREL([Sheet1.$J$2:.$J$100];[Sheet1.N$2:.N$100])" office:value-type="float" office:value="0.0642947513819137">
            <text:p>0.0642947514</text:p>
          </table:table-cell>
          <table:table-cell table:formula="of:=CORREL([Sheet1.$J$2:.$J$100];[Sheet1.O$2:.O$100])" office:value-type="float" office:value="0.475494852275685">
            <text:p>0.4754948523</text:p>
          </table:table-cell>
          <table:table-cell table:formula="of:=CORREL([Sheet1.$J$2:.$J$100];[Sheet1.P$2:.P$100])" office:value-type="float" office:value="0.201734217181485">
            <text:p>0.2017342172</text:p>
          </table:table-cell>
          <table:table-cell table:formula="of:=CORREL([Sheet1.$J$2:.$J$100];[Sheet1.Q$2:.Q$100])" office:value-type="float" office:value="0.475710901365933">
            <text:p>0.4757109014</text:p>
          </table:table-cell>
          <table:table-cell table:formula="of:=CORREL([Sheet1.$J$2:.$J$100];[Sheet1.R$2:.R$100])" office:value-type="float" office:value="0.306957065526888">
            <text:p>0.3069570655</text:p>
          </table:table-cell>
          <table:table-cell table:formula="of:=CORREL([Sheet1.$J$2:.$J$100];[Sheet1.S$2:.S$100])" office:value-type="float" office:value="0.146042646561671">
            <text:p>0.1460426466</text:p>
          </table:table-cell>
          <table:table-cell table:formula="of:=CORREL([Sheet1.$J$2:.$J$100];[Sheet1.T$2:.T$100])" office:value-type="float" office:value="0.301750479664663">
            <text:p>0.3017504797</text:p>
          </table:table-cell>
          <table:table-cell table:formula="of:=CORREL([Sheet1.$J$2:.$J$100];[Sheet1.U$2:.U$100])" office:value-type="float" office:value="0.130436357423779">
            <text:p>0.1304363574</text:p>
          </table:table-cell>
          <table:table-cell table:formula="of:=CORREL([Sheet1.$J$2:.$J$100];[Sheet1.V$2:.V$100])" office:value-type="float" office:value="0.053283239336975">
            <text:p>0.0532832393</text:p>
          </table:table-cell>
          <table:table-cell table:formula="of:=CORREL([Sheet1.$J$2:.$J$100];[Sheet1.W$2:.W$100])" office:value-type="float" office:value="0.17990768356231">
            <text:p>0.1799076836</text:p>
          </table:table-cell>
          <table:table-cell table:formula="of:=CORREL([Sheet1.$J$2:.$J$100];[Sheet1.X$2:.X$100])" office:value-type="float" office:value="0.284647789866908">
            <text:p>0.2846477899</text:p>
          </table:table-cell>
          <table:table-cell table:formula="of:=CORREL([Sheet1.$J$2:.$J$100];[Sheet1.Y$2:.Y$100])" office:value-type="float" office:value="0.170757058277317">
            <text:p>0.1707570583</text:p>
          </table:table-cell>
          <table:table-cell table:formula="of:=CORREL([Sheet1.$J$2:.$J$100];[Sheet1.Z$2:.Z$100])" office:value-type="float" office:value="0.19313126119436">
            <text:p>0.1931312612</text:p>
          </table:table-cell>
          <table:table-cell table:number-columns-repeated="998"/>
        </table:table-row>
        <table:table-row table:style-name="ro1">
          <table:table-cell office:value-type="float" office:value="4323">
            <text:p>4323</text:p>
          </table:table-cell>
          <table:table-cell table:formula="of:=CORREL([Sheet1.$K$2:.$K$100];[Sheet1.B$2:.B$100])" office:value-type="float" office:value="0.0981905941730774">
            <text:p>0.0981905942</text:p>
          </table:table-cell>
          <table:table-cell table:formula="of:=CORREL([Sheet1.$K$2:.$K$100];[Sheet1.C$2:.C$100])" office:value-type="float" office:value="0.0336424739724047">
            <text:p>0.033642474</text:p>
          </table:table-cell>
          <table:table-cell table:formula="of:=CORREL([Sheet1.$K$2:.$K$100];[Sheet1.D$2:.D$100])" office:value-type="float" office:value="-0.0353940314650059">
            <text:p>-0.0353940315</text:p>
          </table:table-cell>
          <table:table-cell table:formula="of:=CORREL([Sheet1.$K$2:.$K$100];[Sheet1.E$2:.E$100])" office:value-type="float" office:value="0.119350275399607">
            <text:p>0.1193502754</text:p>
          </table:table-cell>
          <table:table-cell table:formula="of:=CORREL([Sheet1.$K$2:.$K$100];[Sheet1.F$2:.F$100])" office:value-type="float" office:value="-0.362033220111587">
            <text:p>-0.3620332201</text:p>
          </table:table-cell>
          <table:table-cell table:formula="of:=CORREL([Sheet1.$K$2:.$K$100];[Sheet1.G$2:.G$100])" office:value-type="float" office:value="0.142084945219182">
            <text:p>0.1420849452</text:p>
          </table:table-cell>
          <table:table-cell table:formula="of:=CORREL([Sheet1.$K$2:.$K$100];[Sheet1.H$2:.H$100])" office:value-type="float" office:value="-0.334533849495951">
            <text:p>-0.3345338495</text:p>
          </table:table-cell>
          <table:table-cell table:formula="of:=CORREL([Sheet1.$K$2:.$K$100];[Sheet1.I$2:.I$100])" office:value-type="float" office:value="-0.100063612321449">
            <text:p>-0.1000636123</text:p>
          </table:table-cell>
          <table:table-cell table:formula="of:=CORREL([Sheet1.$K$2:.$K$100];[Sheet1.J$2:.J$100])" office:value-type="float" office:value="0.1940794409574">
            <text:p>0.194079441</text:p>
          </table:table-cell>
          <table:table-cell table:formula="of:=CORREL([Sheet1.$K$2:.$K$100];[Sheet1.K$2:.K$100])" office:value-type="float" office:value="1">
            <text:p>1</text:p>
          </table:table-cell>
          <table:table-cell table:formula="of:=CORREL([Sheet1.$K$2:.$K$100];[Sheet1.L$2:.L$100])" office:value-type="float" office:value="0.0229074921875829">
            <text:p>0.0229074922</text:p>
          </table:table-cell>
          <table:table-cell table:formula="of:=CORREL([Sheet1.$K$2:.$K$100];[Sheet1.M$2:.M$100])" office:value-type="float" office:value="0.252528663877868">
            <text:p>0.2525286639</text:p>
          </table:table-cell>
          <table:table-cell table:formula="of:=CORREL([Sheet1.$K$2:.$K$100];[Sheet1.N$2:.N$100])" office:value-type="float" office:value="-0.218703961536012">
            <text:p>-0.2187039615</text:p>
          </table:table-cell>
          <table:table-cell table:formula="of:=CORREL([Sheet1.$K$2:.$K$100];[Sheet1.O$2:.O$100])" office:value-type="float" office:value="0.258865691816497">
            <text:p>0.2588656918</text:p>
          </table:table-cell>
          <table:table-cell table:formula="of:=CORREL([Sheet1.$K$2:.$K$100];[Sheet1.P$2:.P$100])" office:value-type="float" office:value="-0.0243366232757196">
            <text:p>-0.0243366233</text:p>
          </table:table-cell>
          <table:table-cell table:formula="of:=CORREL([Sheet1.$K$2:.$K$100];[Sheet1.Q$2:.Q$100])" office:value-type="float" office:value="-0.0406062175734811">
            <text:p>-0.0406062176</text:p>
          </table:table-cell>
          <table:table-cell table:formula="of:=CORREL([Sheet1.$K$2:.$K$100];[Sheet1.R$2:.R$100])" office:value-type="float" office:value="0.155044674628724">
            <text:p>0.1550446746</text:p>
          </table:table-cell>
          <table:table-cell table:formula="of:=CORREL([Sheet1.$K$2:.$K$100];[Sheet1.S$2:.S$100])" office:value-type="float" office:value="-0.195977686349556">
            <text:p>-0.1959776863</text:p>
          </table:table-cell>
          <table:table-cell table:formula="of:=CORREL([Sheet1.$K$2:.$K$100];[Sheet1.T$2:.T$100])" office:value-type="float" office:value="0.26365446983715">
            <text:p>0.2636544698</text:p>
          </table:table-cell>
          <table:table-cell table:formula="of:=CORREL([Sheet1.$K$2:.$K$100];[Sheet1.U$2:.U$100])" office:value-type="float" office:value="0.150115895907937">
            <text:p>0.1501158959</text:p>
          </table:table-cell>
          <table:table-cell table:formula="of:=CORREL([Sheet1.$K$2:.$K$100];[Sheet1.V$2:.V$100])" office:value-type="float" office:value="-0.0916740270517741">
            <text:p>-0.0916740271</text:p>
          </table:table-cell>
          <table:table-cell table:formula="of:=CORREL([Sheet1.$K$2:.$K$100];[Sheet1.W$2:.W$100])" office:value-type="float" office:value="0.315712025853908">
            <text:p>0.3157120259</text:p>
          </table:table-cell>
          <table:table-cell table:formula="of:=CORREL([Sheet1.$K$2:.$K$100];[Sheet1.X$2:.X$100])" office:value-type="float" office:value="0.0856729128214618">
            <text:p>0.0856729128</text:p>
          </table:table-cell>
          <table:table-cell table:formula="of:=CORREL([Sheet1.$K$2:.$K$100];[Sheet1.Y$2:.Y$100])" office:value-type="float" office:value="-0.1098920741583">
            <text:p>-0.1098920742</text:p>
          </table:table-cell>
          <table:table-cell table:formula="of:=CORREL([Sheet1.$K$2:.$K$100];[Sheet1.Z$2:.Z$100])" office:value-type="float" office:value="-0.279385103337848">
            <text:p>-0.2793851033</text:p>
          </table:table-cell>
          <table:table-cell table:number-columns-repeated="998"/>
        </table:table-row>
        <table:table-row table:style-name="ro1">
          <table:table-cell office:value-type="float" office:value="3617">
            <text:p>3617</text:p>
          </table:table-cell>
          <table:table-cell table:formula="of:=CORREL([Sheet1.$L$2:.$L$100];[Sheet1.B$2:.B$100])" office:value-type="float" office:value="-0.0417340529451515">
            <text:p>-0.0417340529</text:p>
          </table:table-cell>
          <table:table-cell table:formula="of:=CORREL([Sheet1.$L$2:.$L$100];[Sheet1.C$2:.C$100])" office:value-type="float" office:value="0.138547907649066">
            <text:p>0.1385479076</text:p>
          </table:table-cell>
          <table:table-cell table:formula="of:=CORREL([Sheet1.$L$2:.$L$100];[Sheet1.D$2:.D$100])" office:value-type="float" office:value="0.0113162436215215">
            <text:p>0.0113162436</text:p>
          </table:table-cell>
          <table:table-cell table:formula="of:=CORREL([Sheet1.$L$2:.$L$100];[Sheet1.E$2:.E$100])" office:value-type="float" office:value="0.282755724094129">
            <text:p>0.2827557241</text:p>
          </table:table-cell>
          <table:table-cell table:formula="of:=CORREL([Sheet1.$L$2:.$L$100];[Sheet1.F$2:.F$100])" office:value-type="float" office:value="-0.0665759393359071">
            <text:p>-0.0665759393</text:p>
          </table:table-cell>
          <table:table-cell table:formula="of:=CORREL([Sheet1.$L$2:.$L$100];[Sheet1.G$2:.G$100])" office:value-type="float" office:value="0.21992904844585">
            <text:p>0.2199290484</text:p>
          </table:table-cell>
          <table:table-cell table:formula="of:=CORREL([Sheet1.$L$2:.$L$100];[Sheet1.H$2:.H$100])" office:value-type="float" office:value="-0.0389000192854374">
            <text:p>-0.0389000193</text:p>
          </table:table-cell>
          <table:table-cell table:formula="of:=CORREL([Sheet1.$L$2:.$L$100];[Sheet1.I$2:.I$100])" office:value-type="float" office:value="0.312572952497583">
            <text:p>0.3125729525</text:p>
          </table:table-cell>
          <table:table-cell table:formula="of:=CORREL([Sheet1.$L$2:.$L$100];[Sheet1.J$2:.J$100])" office:value-type="float" office:value="0.243283251351149">
            <text:p>0.2432832514</text:p>
          </table:table-cell>
          <table:table-cell table:formula="of:=CORREL([Sheet1.$L$2:.$L$100];[Sheet1.K$2:.K$100])" office:value-type="float" office:value="0.0229074921875829">
            <text:p>0.0229074922</text:p>
          </table:table-cell>
          <table:table-cell table:formula="of:=CORREL([Sheet1.$L$2:.$L$100];[Sheet1.L$2:.L$100])" office:value-type="float" office:value="1">
            <text:p>1</text:p>
          </table:table-cell>
          <table:table-cell table:formula="of:=CORREL([Sheet1.$L$2:.$L$100];[Sheet1.M$2:.M$100])" office:value-type="float" office:value="-0.346185965232655">
            <text:p>-0.3461859652</text:p>
          </table:table-cell>
          <table:table-cell table:formula="of:=CORREL([Sheet1.$L$2:.$L$100];[Sheet1.N$2:.N$100])" office:value-type="float" office:value="0.0816133795021131">
            <text:p>0.0816133795</text:p>
          </table:table-cell>
          <table:table-cell table:formula="of:=CORREL([Sheet1.$L$2:.$L$100];[Sheet1.O$2:.O$100])" office:value-type="float" office:value="0.27833468677407">
            <text:p>0.2783346868</text:p>
          </table:table-cell>
          <table:table-cell table:formula="of:=CORREL([Sheet1.$L$2:.$L$100];[Sheet1.P$2:.P$100])" office:value-type="float" office:value="-0.263877384471811">
            <text:p>-0.2638773845</text:p>
          </table:table-cell>
          <table:table-cell table:formula="of:=CORREL([Sheet1.$L$2:.$L$100];[Sheet1.Q$2:.Q$100])" office:value-type="float" office:value="0.0795706070019371">
            <text:p>0.079570607</text:p>
          </table:table-cell>
          <table:table-cell table:formula="of:=CORREL([Sheet1.$L$2:.$L$100];[Sheet1.R$2:.R$100])" office:value-type="float" office:value="-0.165627540664169">
            <text:p>-0.1656275407</text:p>
          </table:table-cell>
          <table:table-cell table:formula="of:=CORREL([Sheet1.$L$2:.$L$100];[Sheet1.S$2:.S$100])" office:value-type="float" office:value="0.0533058523719704">
            <text:p>0.0533058524</text:p>
          </table:table-cell>
          <table:table-cell table:formula="of:=CORREL([Sheet1.$L$2:.$L$100];[Sheet1.T$2:.T$100])" office:value-type="float" office:value="0.00780952147198028">
            <text:p>0.0078095215</text:p>
          </table:table-cell>
          <table:table-cell table:formula="of:=CORREL([Sheet1.$L$2:.$L$100];[Sheet1.U$2:.U$100])" office:value-type="float" office:value="-0.244637446384567">
            <text:p>-0.2446374464</text:p>
          </table:table-cell>
          <table:table-cell table:formula="of:=CORREL([Sheet1.$L$2:.$L$100];[Sheet1.V$2:.V$100])" office:value-type="float" office:value="-0.0307091379636037">
            <text:p>-0.030709138</text:p>
          </table:table-cell>
          <table:table-cell table:formula="of:=CORREL([Sheet1.$L$2:.$L$100];[Sheet1.W$2:.W$100])" office:value-type="float" office:value="-0.0706596150416779">
            <text:p>-0.070659615</text:p>
          </table:table-cell>
          <table:table-cell table:formula="of:=CORREL([Sheet1.$L$2:.$L$100];[Sheet1.X$2:.X$100])" office:value-type="float" office:value="0.268595379313642">
            <text:p>0.2685953793</text:p>
          </table:table-cell>
          <table:table-cell table:formula="of:=CORREL([Sheet1.$L$2:.$L$100];[Sheet1.Y$2:.Y$100])" office:value-type="float" office:value="-0.143503380932238">
            <text:p>-0.1435033809</text:p>
          </table:table-cell>
          <table:table-cell table:formula="of:=CORREL([Sheet1.$L$2:.$L$100];[Sheet1.Z$2:.Z$100])" office:value-type="float" office:value="0.0132835981873063">
            <text:p>0.0132835982</text:p>
          </table:table-cell>
          <table:table-cell table:number-columns-repeated="998"/>
        </table:table-row>
        <table:table-row table:style-name="ro1">
          <table:table-cell office:value-type="float" office:value="4360">
            <text:p>4360</text:p>
          </table:table-cell>
          <table:table-cell table:formula="of:=CORREL([Sheet1.$M$2:.$M$100];[Sheet1.B$2:.B$100])" office:value-type="float" office:value="0.264424787160725">
            <text:p>0.2644247872</text:p>
          </table:table-cell>
          <table:table-cell table:formula="of:=CORREL([Sheet1.$M$2:.$M$100];[Sheet1.C$2:.C$100])" office:value-type="float" office:value="0.152948050507516">
            <text:p>0.1529480505</text:p>
          </table:table-cell>
          <table:table-cell table:formula="of:=CORREL([Sheet1.$M$2:.$M$100];[Sheet1.D$2:.D$100])" office:value-type="float" office:value="-0.231659777261523">
            <text:p>-0.2316597773</text:p>
          </table:table-cell>
          <table:table-cell table:formula="of:=CORREL([Sheet1.$M$2:.$M$100];[Sheet1.E$2:.E$100])" office:value-type="float" office:value="-0.00532620808209438">
            <text:p>-0.0053262081</text:p>
          </table:table-cell>
          <table:table-cell table:formula="of:=CORREL([Sheet1.$M$2:.$M$100];[Sheet1.F$2:.F$100])" office:value-type="float" office:value="-0.0938012398808674">
            <text:p>-0.0938012399</text:p>
          </table:table-cell>
          <table:table-cell table:formula="of:=CORREL([Sheet1.$M$2:.$M$100];[Sheet1.G$2:.G$100])" office:value-type="float" office:value="-0.00531572241576261">
            <text:p>-0.0053157224</text:p>
          </table:table-cell>
          <table:table-cell table:formula="of:=CORREL([Sheet1.$M$2:.$M$100];[Sheet1.H$2:.H$100])" office:value-type="float" office:value="-0.364324317948225">
            <text:p>-0.3643243179</text:p>
          </table:table-cell>
          <table:table-cell table:formula="of:=CORREL([Sheet1.$M$2:.$M$100];[Sheet1.I$2:.I$100])" office:value-type="float" office:value="0.0530242793951674">
            <text:p>0.0530242794</text:p>
          </table:table-cell>
          <table:table-cell table:formula="of:=CORREL([Sheet1.$M$2:.$M$100];[Sheet1.J$2:.J$100])" office:value-type="float" office:value="-0.0860608793963996">
            <text:p>-0.0860608794</text:p>
          </table:table-cell>
          <table:table-cell table:formula="of:=CORREL([Sheet1.$M$2:.$M$100];[Sheet1.K$2:.K$100])" office:value-type="float" office:value="0.252528663877868">
            <text:p>0.2525286639</text:p>
          </table:table-cell>
          <table:table-cell table:formula="of:=CORREL([Sheet1.$M$2:.$M$100];[Sheet1.L$2:.L$100])" office:value-type="float" office:value="-0.346185965232655">
            <text:p>-0.3461859652</text:p>
          </table:table-cell>
          <table:table-cell table:formula="of:=CORREL([Sheet1.$M$2:.$M$100];[Sheet1.M$2:.M$100])" office:value-type="float" office:value="1">
            <text:p>1</text:p>
          </table:table-cell>
          <table:table-cell table:formula="of:=CORREL([Sheet1.$M$2:.$M$100];[Sheet1.N$2:.N$100])" office:value-type="float" office:value="0.0918419803312936">
            <text:p>0.0918419803</text:p>
          </table:table-cell>
          <table:table-cell table:formula="of:=CORREL([Sheet1.$M$2:.$M$100];[Sheet1.O$2:.O$100])" office:value-type="float" office:value="-0.115491676095681">
            <text:p>-0.1154916761</text:p>
          </table:table-cell>
          <table:table-cell table:formula="of:=CORREL([Sheet1.$M$2:.$M$100];[Sheet1.P$2:.P$100])" office:value-type="float" office:value="0.197105165910413">
            <text:p>0.1971051659</text:p>
          </table:table-cell>
          <table:table-cell table:formula="of:=CORREL([Sheet1.$M$2:.$M$100];[Sheet1.Q$2:.Q$100])" office:value-type="float" office:value="0.0729926908090025">
            <text:p>0.0729926908</text:p>
          </table:table-cell>
          <table:table-cell table:formula="of:=CORREL([Sheet1.$M$2:.$M$100];[Sheet1.R$2:.R$100])" office:value-type="float" office:value="0.16188202690422">
            <text:p>0.1618820269</text:p>
          </table:table-cell>
          <table:table-cell table:formula="of:=CORREL([Sheet1.$M$2:.$M$100];[Sheet1.S$2:.S$100])" office:value-type="float" office:value="-0.000311444741055844">
            <text:p>-0.0003114447</text:p>
          </table:table-cell>
          <table:table-cell table:formula="of:=CORREL([Sheet1.$M$2:.$M$100];[Sheet1.T$2:.T$100])" office:value-type="float" office:value="-0.0775980151188548">
            <text:p>-0.0775980151</text:p>
          </table:table-cell>
          <table:table-cell table:formula="of:=CORREL([Sheet1.$M$2:.$M$100];[Sheet1.U$2:.U$100])" office:value-type="float" office:value="0.0393893163664272">
            <text:p>0.0393893164</text:p>
          </table:table-cell>
          <table:table-cell table:formula="of:=CORREL([Sheet1.$M$2:.$M$100];[Sheet1.V$2:.V$100])" office:value-type="float" office:value="-0.156091289631743">
            <text:p>-0.1560912896</text:p>
          </table:table-cell>
          <table:table-cell table:formula="of:=CORREL([Sheet1.$M$2:.$M$100];[Sheet1.W$2:.W$100])" office:value-type="float" office:value="0.408592376136213">
            <text:p>0.4085923761</text:p>
          </table:table-cell>
          <table:table-cell table:formula="of:=CORREL([Sheet1.$M$2:.$M$100];[Sheet1.X$2:.X$100])" office:value-type="float" office:value="0.179652306735421">
            <text:p>0.1796523067</text:p>
          </table:table-cell>
          <table:table-cell table:formula="of:=CORREL([Sheet1.$M$2:.$M$100];[Sheet1.Y$2:.Y$100])" office:value-type="float" office:value="0.280402248376688">
            <text:p>0.2804022484</text:p>
          </table:table-cell>
          <table:table-cell table:formula="of:=CORREL([Sheet1.$M$2:.$M$100];[Sheet1.Z$2:.Z$100])" office:value-type="float" office:value="0.0403280141487615">
            <text:p>0.0403280141</text:p>
          </table:table-cell>
          <table:table-cell table:number-columns-repeated="998"/>
        </table:table-row>
        <table:table-row table:style-name="ro1">
          <table:table-cell office:value-type="float" office:value="2756">
            <text:p>2756</text:p>
          </table:table-cell>
          <table:table-cell table:formula="of:=CORREL([Sheet1.$N$2:.$N$100];[Sheet1.B$2:.B$100])" office:value-type="float" office:value="0.261268362823723">
            <text:p>0.2612683628</text:p>
          </table:table-cell>
          <table:table-cell table:formula="of:=CORREL([Sheet1.$N$2:.$N$100];[Sheet1.C$2:.C$100])" office:value-type="float" office:value="0.148881597912221">
            <text:p>0.1488815979</text:p>
          </table:table-cell>
          <table:table-cell table:formula="of:=CORREL([Sheet1.$N$2:.$N$100];[Sheet1.D$2:.D$100])" office:value-type="float" office:value="0.148431208798588">
            <text:p>0.1484312088</text:p>
          </table:table-cell>
          <table:table-cell table:formula="of:=CORREL([Sheet1.$N$2:.$N$100];[Sheet1.E$2:.E$100])" office:value-type="float" office:value="-0.087746602709142">
            <text:p>-0.0877466027</text:p>
          </table:table-cell>
          <table:table-cell table:formula="of:=CORREL([Sheet1.$N$2:.$N$100];[Sheet1.F$2:.F$100])" office:value-type="float" office:value="0.315517459648688">
            <text:p>0.3155174596</text:p>
          </table:table-cell>
          <table:table-cell table:formula="of:=CORREL([Sheet1.$N$2:.$N$100];[Sheet1.G$2:.G$100])" office:value-type="float" office:value="0.324424755177661">
            <text:p>0.3244247552</text:p>
          </table:table-cell>
          <table:table-cell table:formula="of:=CORREL([Sheet1.$N$2:.$N$100];[Sheet1.H$2:.H$100])" office:value-type="float" office:value="0.141390767076523">
            <text:p>0.1413907671</text:p>
          </table:table-cell>
          <table:table-cell table:formula="of:=CORREL([Sheet1.$N$2:.$N$100];[Sheet1.I$2:.I$100])" office:value-type="float" office:value="0.151797095828522">
            <text:p>0.1517970958</text:p>
          </table:table-cell>
          <table:table-cell table:formula="of:=CORREL([Sheet1.$N$2:.$N$100];[Sheet1.J$2:.J$100])" office:value-type="float" office:value="0.0642947513819137">
            <text:p>0.0642947514</text:p>
          </table:table-cell>
          <table:table-cell table:formula="of:=CORREL([Sheet1.$N$2:.$N$100];[Sheet1.K$2:.K$100])" office:value-type="float" office:value="-0.218703961536012">
            <text:p>-0.2187039615</text:p>
          </table:table-cell>
          <table:table-cell table:formula="of:=CORREL([Sheet1.$N$2:.$N$100];[Sheet1.L$2:.L$100])" office:value-type="float" office:value="0.0816133795021131">
            <text:p>0.0816133795</text:p>
          </table:table-cell>
          <table:table-cell table:formula="of:=CORREL([Sheet1.$N$2:.$N$100];[Sheet1.M$2:.M$100])" office:value-type="float" office:value="0.0918419803312936">
            <text:p>0.0918419803</text:p>
          </table:table-cell>
          <table:table-cell table:formula="of:=CORREL([Sheet1.$N$2:.$N$100];[Sheet1.N$2:.N$100])" office:value-type="float" office:value="1">
            <text:p>1</text:p>
          </table:table-cell>
          <table:table-cell table:formula="of:=CORREL([Sheet1.$N$2:.$N$100];[Sheet1.O$2:.O$100])" office:value-type="float" office:value="0.290591240789001">
            <text:p>0.2905912408</text:p>
          </table:table-cell>
          <table:table-cell table:formula="of:=CORREL([Sheet1.$N$2:.$N$100];[Sheet1.P$2:.P$100])" office:value-type="float" office:value="0.0175908457603439">
            <text:p>0.0175908458</text:p>
          </table:table-cell>
          <table:table-cell table:formula="of:=CORREL([Sheet1.$N$2:.$N$100];[Sheet1.Q$2:.Q$100])" office:value-type="float" office:value="0.10178419016775">
            <text:p>0.1017841902</text:p>
          </table:table-cell>
          <table:table-cell table:formula="of:=CORREL([Sheet1.$N$2:.$N$100];[Sheet1.R$2:.R$100])" office:value-type="float" office:value="-0.140953072949431">
            <text:p>-0.1409530729</text:p>
          </table:table-cell>
          <table:table-cell table:formula="of:=CORREL([Sheet1.$N$2:.$N$100];[Sheet1.S$2:.S$100])" office:value-type="float" office:value="0.147618534824117">
            <text:p>0.1476185348</text:p>
          </table:table-cell>
          <table:table-cell table:formula="of:=CORREL([Sheet1.$N$2:.$N$100];[Sheet1.T$2:.T$100])" office:value-type="float" office:value="0.0245721992112733">
            <text:p>0.0245721992</text:p>
          </table:table-cell>
          <table:table-cell table:formula="of:=CORREL([Sheet1.$N$2:.$N$100];[Sheet1.U$2:.U$100])" office:value-type="float" office:value="-0.0263419596137933">
            <text:p>-0.0263419596</text:p>
          </table:table-cell>
          <table:table-cell table:formula="of:=CORREL([Sheet1.$N$2:.$N$100];[Sheet1.V$2:.V$100])" office:value-type="float" office:value="-0.132724804161289">
            <text:p>-0.1327248042</text:p>
          </table:table-cell>
          <table:table-cell table:formula="of:=CORREL([Sheet1.$N$2:.$N$100];[Sheet1.W$2:.W$100])" office:value-type="float" office:value="0.142067299201146">
            <text:p>0.1420672992</text:p>
          </table:table-cell>
          <table:table-cell table:formula="of:=CORREL([Sheet1.$N$2:.$N$100];[Sheet1.X$2:.X$100])" office:value-type="float" office:value="0.015140396811987">
            <text:p>0.0151403968</text:p>
          </table:table-cell>
          <table:table-cell table:formula="of:=CORREL([Sheet1.$N$2:.$N$100];[Sheet1.Y$2:.Y$100])" office:value-type="float" office:value="0.181210217904857">
            <text:p>0.1812102179</text:p>
          </table:table-cell>
          <table:table-cell table:formula="of:=CORREL([Sheet1.$N$2:.$N$100];[Sheet1.Z$2:.Z$100])" office:value-type="float" office:value="-0.00593476982787115">
            <text:p>-0.0059347698</text:p>
          </table:table-cell>
          <table:table-cell table:number-columns-repeated="998"/>
        </table:table-row>
        <table:table-row table:style-name="ro1">
          <table:table-cell office:value-type="float" office:value="89">
            <text:p>89</text:p>
          </table:table-cell>
          <table:table-cell table:formula="of:=CORREL([Sheet1.$O$2:.$O$100];[Sheet1.B$2:.B$100])" office:value-type="float" office:value="0.464609968681201">
            <text:p>0.4646099687</text:p>
          </table:table-cell>
          <table:table-cell table:formula="of:=CORREL([Sheet1.$O$2:.$O$100];[Sheet1.C$2:.C$100])" office:value-type="float" office:value="0.562448738744888">
            <text:p>0.5624487387</text:p>
          </table:table-cell>
          <table:table-cell table:formula="of:=CORREL([Sheet1.$O$2:.$O$100];[Sheet1.D$2:.D$100])" office:value-type="float" office:value="0.267028696127906">
            <text:p>0.2670286961</text:p>
          </table:table-cell>
          <table:table-cell table:formula="of:=CORREL([Sheet1.$O$2:.$O$100];[Sheet1.E$2:.E$100])" office:value-type="float" office:value="0.241566591537398">
            <text:p>0.2415665915</text:p>
          </table:table-cell>
          <table:table-cell table:formula="of:=CORREL([Sheet1.$O$2:.$O$100];[Sheet1.F$2:.F$100])" office:value-type="float" office:value="-0.00387802409641027">
            <text:p>-0.0038780241</text:p>
          </table:table-cell>
          <table:table-cell table:formula="of:=CORREL([Sheet1.$O$2:.$O$100];[Sheet1.G$2:.G$100])" office:value-type="float" office:value="0.539065851394357">
            <text:p>0.5390658514</text:p>
          </table:table-cell>
          <table:table-cell table:formula="of:=CORREL([Sheet1.$O$2:.$O$100];[Sheet1.H$2:.H$100])" office:value-type="float" office:value="-0.0513195929262247">
            <text:p>-0.0513195929</text:p>
          </table:table-cell>
          <table:table-cell table:formula="of:=CORREL([Sheet1.$O$2:.$O$100];[Sheet1.I$2:.I$100])" office:value-type="float" office:value="-0.118084502904402">
            <text:p>-0.1180845029</text:p>
          </table:table-cell>
          <table:table-cell table:formula="of:=CORREL([Sheet1.$O$2:.$O$100];[Sheet1.J$2:.J$100])" office:value-type="float" office:value="0.475494852275685">
            <text:p>0.4754948523</text:p>
          </table:table-cell>
          <table:table-cell table:formula="of:=CORREL([Sheet1.$O$2:.$O$100];[Sheet1.K$2:.K$100])" office:value-type="float" office:value="0.258865691816497">
            <text:p>0.2588656918</text:p>
          </table:table-cell>
          <table:table-cell table:formula="of:=CORREL([Sheet1.$O$2:.$O$100];[Sheet1.L$2:.L$100])" office:value-type="float" office:value="0.27833468677407">
            <text:p>0.2783346868</text:p>
          </table:table-cell>
          <table:table-cell table:formula="of:=CORREL([Sheet1.$O$2:.$O$100];[Sheet1.M$2:.M$100])" office:value-type="float" office:value="-0.115491676095681">
            <text:p>-0.1154916761</text:p>
          </table:table-cell>
          <table:table-cell table:formula="of:=CORREL([Sheet1.$O$2:.$O$100];[Sheet1.N$2:.N$100])" office:value-type="float" office:value="0.290591240789001">
            <text:p>0.2905912408</text:p>
          </table:table-cell>
          <table:table-cell table:formula="of:=CORREL([Sheet1.$O$2:.$O$100];[Sheet1.O$2:.O$100])" office:value-type="float" office:value="1">
            <text:p>1</text:p>
          </table:table-cell>
          <table:table-cell table:formula="of:=CORREL([Sheet1.$O$2:.$O$100];[Sheet1.P$2:.P$100])" office:value-type="float" office:value="0.29682614716644">
            <text:p>0.2968261472</text:p>
          </table:table-cell>
          <table:table-cell table:formula="of:=CORREL([Sheet1.$O$2:.$O$100];[Sheet1.Q$2:.Q$100])" office:value-type="float" office:value="0.326773629106178">
            <text:p>0.3267736291</text:p>
          </table:table-cell>
          <table:table-cell table:formula="of:=CORREL([Sheet1.$O$2:.$O$100];[Sheet1.R$2:.R$100])" office:value-type="float" office:value="0.291476405230964">
            <text:p>0.2914764052</text:p>
          </table:table-cell>
          <table:table-cell table:formula="of:=CORREL([Sheet1.$O$2:.$O$100];[Sheet1.S$2:.S$100])" office:value-type="float" office:value="0.372675588972641">
            <text:p>0.372675589</text:p>
          </table:table-cell>
          <table:table-cell table:formula="of:=CORREL([Sheet1.$O$2:.$O$100];[Sheet1.T$2:.T$100])" office:value-type="float" office:value="0.525990442787604">
            <text:p>0.5259904428</text:p>
          </table:table-cell>
          <table:table-cell table:formula="of:=CORREL([Sheet1.$O$2:.$O$100];[Sheet1.U$2:.U$100])" office:value-type="float" office:value="0.123380276138788">
            <text:p>0.1233802761</text:p>
          </table:table-cell>
          <table:table-cell table:formula="of:=CORREL([Sheet1.$O$2:.$O$100];[Sheet1.V$2:.V$100])" office:value-type="float" office:value="0.178087647960175">
            <text:p>0.178087648</text:p>
          </table:table-cell>
          <table:table-cell table:formula="of:=CORREL([Sheet1.$O$2:.$O$100];[Sheet1.W$2:.W$100])" office:value-type="float" office:value="0.0885998836344313">
            <text:p>0.0885998836</text:p>
          </table:table-cell>
          <table:table-cell table:formula="of:=CORREL([Sheet1.$O$2:.$O$100];[Sheet1.X$2:.X$100])" office:value-type="float" office:value="0.668515953621837">
            <text:p>0.6685159536</text:p>
          </table:table-cell>
          <table:table-cell table:formula="of:=CORREL([Sheet1.$O$2:.$O$100];[Sheet1.Y$2:.Y$100])" office:value-type="float" office:value="0.17967962659111">
            <text:p>0.1796796266</text:p>
          </table:table-cell>
          <table:table-cell table:formula="of:=CORREL([Sheet1.$O$2:.$O$100];[Sheet1.Z$2:.Z$100])" office:value-type="float" office:value="0.155868569140757">
            <text:p>0.1558685691</text:p>
          </table:table-cell>
          <table:table-cell table:number-columns-repeated="998"/>
        </table:table-row>
        <table:table-row table:style-name="ro1">
          <table:table-cell office:value-type="float" office:value="442">
            <text:p>442</text:p>
          </table:table-cell>
          <table:table-cell table:formula="of:=CORREL([Sheet1.$P$2:.$P$100];[Sheet1.B$2:.B$100])" office:value-type="float" office:value="0.0223077715070217">
            <text:p>0.0223077715</text:p>
          </table:table-cell>
          <table:table-cell table:formula="of:=CORREL([Sheet1.$P$2:.$P$100];[Sheet1.C$2:.C$100])" office:value-type="float" office:value="0.414438201510706">
            <text:p>0.4144382015</text:p>
          </table:table-cell>
          <table:table-cell table:formula="of:=CORREL([Sheet1.$P$2:.$P$100];[Sheet1.D$2:.D$100])" office:value-type="float" office:value="0.304139035732934">
            <text:p>0.3041390357</text:p>
          </table:table-cell>
          <table:table-cell table:formula="of:=CORREL([Sheet1.$P$2:.$P$100];[Sheet1.E$2:.E$100])" office:value-type="float" office:value="0.116532481134148">
            <text:p>0.1165324811</text:p>
          </table:table-cell>
          <table:table-cell table:formula="of:=CORREL([Sheet1.$P$2:.$P$100];[Sheet1.F$2:.F$100])" office:value-type="float" office:value="0.113581188681085">
            <text:p>0.1135811887</text:p>
          </table:table-cell>
          <table:table-cell table:formula="of:=CORREL([Sheet1.$P$2:.$P$100];[Sheet1.G$2:.G$100])" office:value-type="float" office:value="0.181275890198956">
            <text:p>0.1812758902</text:p>
          </table:table-cell>
          <table:table-cell table:formula="of:=CORREL([Sheet1.$P$2:.$P$100];[Sheet1.H$2:.H$100])" office:value-type="float" office:value="0.227129864930789">
            <text:p>0.2271298649</text:p>
          </table:table-cell>
          <table:table-cell table:formula="of:=CORREL([Sheet1.$P$2:.$P$100];[Sheet1.I$2:.I$100])" office:value-type="float" office:value="0.100840544409253">
            <text:p>0.1008405444</text:p>
          </table:table-cell>
          <table:table-cell table:formula="of:=CORREL([Sheet1.$P$2:.$P$100];[Sheet1.J$2:.J$100])" office:value-type="float" office:value="0.201734217181485">
            <text:p>0.2017342172</text:p>
          </table:table-cell>
          <table:table-cell table:formula="of:=CORREL([Sheet1.$P$2:.$P$100];[Sheet1.K$2:.K$100])" office:value-type="float" office:value="-0.0243366232757196">
            <text:p>-0.0243366233</text:p>
          </table:table-cell>
          <table:table-cell table:formula="of:=CORREL([Sheet1.$P$2:.$P$100];[Sheet1.L$2:.L$100])" office:value-type="float" office:value="-0.263877384471811">
            <text:p>-0.2638773845</text:p>
          </table:table-cell>
          <table:table-cell table:formula="of:=CORREL([Sheet1.$P$2:.$P$100];[Sheet1.M$2:.M$100])" office:value-type="float" office:value="0.197105165910413">
            <text:p>0.1971051659</text:p>
          </table:table-cell>
          <table:table-cell table:formula="of:=CORREL([Sheet1.$P$2:.$P$100];[Sheet1.N$2:.N$100])" office:value-type="float" office:value="0.0175908457603439">
            <text:p>0.0175908458</text:p>
          </table:table-cell>
          <table:table-cell table:formula="of:=CORREL([Sheet1.$P$2:.$P$100];[Sheet1.O$2:.O$100])" office:value-type="float" office:value="0.29682614716644">
            <text:p>0.2968261472</text:p>
          </table:table-cell>
          <table:table-cell table:formula="of:=CORREL([Sheet1.$P$2:.$P$100];[Sheet1.P$2:.P$100])" office:value-type="float" office:value="1">
            <text:p>1</text:p>
          </table:table-cell>
          <table:table-cell table:formula="of:=CORREL([Sheet1.$P$2:.$P$100];[Sheet1.Q$2:.Q$100])" office:value-type="float" office:value="0.251660013283817">
            <text:p>0.2516600133</text:p>
          </table:table-cell>
          <table:table-cell table:formula="of:=CORREL([Sheet1.$P$2:.$P$100];[Sheet1.R$2:.R$100])" office:value-type="float" office:value="0.0468220547435383">
            <text:p>0.0468220547</text:p>
          </table:table-cell>
          <table:table-cell table:formula="of:=CORREL([Sheet1.$P$2:.$P$100];[Sheet1.S$2:.S$100])" office:value-type="float" office:value="0.218574908692131">
            <text:p>0.2185749087</text:p>
          </table:table-cell>
          <table:table-cell table:formula="of:=CORREL([Sheet1.$P$2:.$P$100];[Sheet1.T$2:.T$100])" office:value-type="float" office:value="0.1504308933286">
            <text:p>0.1504308933</text:p>
          </table:table-cell>
          <table:table-cell table:formula="of:=CORREL([Sheet1.$P$2:.$P$100];[Sheet1.U$2:.U$100])" office:value-type="float" office:value="0.280392336966846">
            <text:p>0.280392337</text:p>
          </table:table-cell>
          <table:table-cell table:formula="of:=CORREL([Sheet1.$P$2:.$P$100];[Sheet1.V$2:.V$100])" office:value-type="float" office:value="0.0383782364652994">
            <text:p>0.0383782365</text:p>
          </table:table-cell>
          <table:table-cell table:formula="of:=CORREL([Sheet1.$P$2:.$P$100];[Sheet1.W$2:.W$100])" office:value-type="float" office:value="0.262520375363306">
            <text:p>0.2625203754</text:p>
          </table:table-cell>
          <table:table-cell table:formula="of:=CORREL([Sheet1.$P$2:.$P$100];[Sheet1.X$2:.X$100])" office:value-type="float" office:value="0.0641793824760837">
            <text:p>0.0641793825</text:p>
          </table:table-cell>
          <table:table-cell table:formula="of:=CORREL([Sheet1.$P$2:.$P$100];[Sheet1.Y$2:.Y$100])" office:value-type="float" office:value="-0.0234391889808211">
            <text:p>-0.023439189</text:p>
          </table:table-cell>
          <table:table-cell table:formula="of:=CORREL([Sheet1.$P$2:.$P$100];[Sheet1.Z$2:.Z$100])" office:value-type="float" office:value="0.257864248004303">
            <text:p>0.257864248</text:p>
          </table:table-cell>
          <table:table-cell table:number-columns-repeated="998"/>
        </table:table-row>
        <table:table-row table:style-name="ro1">
          <table:table-cell office:value-type="float" office:value="3556">
            <text:p>3556</text:p>
          </table:table-cell>
          <table:table-cell table:formula="of:=CORREL([Sheet1.$Q$2:.$Q$100];[Sheet1.B$2:.B$100])" office:value-type="float" office:value="-0.191987915663931">
            <text:p>-0.1919879157</text:p>
          </table:table-cell>
          <table:table-cell table:formula="of:=CORREL([Sheet1.$Q$2:.$Q$100];[Sheet1.C$2:.C$100])" office:value-type="float" office:value="0.488606982636403">
            <text:p>0.4886069826</text:p>
          </table:table-cell>
          <table:table-cell table:formula="of:=CORREL([Sheet1.$Q$2:.$Q$100];[Sheet1.D$2:.D$100])" office:value-type="float" office:value="0.373225783727423">
            <text:p>0.3732257837</text:p>
          </table:table-cell>
          <table:table-cell table:formula="of:=CORREL([Sheet1.$Q$2:.$Q$100];[Sheet1.E$2:.E$100])" office:value-type="float" office:value="-0.201275252027891">
            <text:p>-0.201275252</text:p>
          </table:table-cell>
          <table:table-cell table:formula="of:=CORREL([Sheet1.$Q$2:.$Q$100];[Sheet1.F$2:.F$100])" office:value-type="float" office:value="0.174084803721212">
            <text:p>0.1740848037</text:p>
          </table:table-cell>
          <table:table-cell table:formula="of:=CORREL([Sheet1.$Q$2:.$Q$100];[Sheet1.G$2:.G$100])" office:value-type="float" office:value="0.347470129268377">
            <text:p>0.3474701293</text:p>
          </table:table-cell>
          <table:table-cell table:formula="of:=CORREL([Sheet1.$Q$2:.$Q$100];[Sheet1.H$2:.H$100])" office:value-type="float" office:value="0.016406233978295">
            <text:p>0.016406234</text:p>
          </table:table-cell>
          <table:table-cell table:formula="of:=CORREL([Sheet1.$Q$2:.$Q$100];[Sheet1.I$2:.I$100])" office:value-type="float" office:value="0.0491319745834519">
            <text:p>0.0491319746</text:p>
          </table:table-cell>
          <table:table-cell table:formula="of:=CORREL([Sheet1.$Q$2:.$Q$100];[Sheet1.J$2:.J$100])" office:value-type="float" office:value="0.475710901365933">
            <text:p>0.4757109014</text:p>
          </table:table-cell>
          <table:table-cell table:formula="of:=CORREL([Sheet1.$Q$2:.$Q$100];[Sheet1.K$2:.K$100])" office:value-type="float" office:value="-0.0406062175734811">
            <text:p>-0.0406062176</text:p>
          </table:table-cell>
          <table:table-cell table:formula="of:=CORREL([Sheet1.$Q$2:.$Q$100];[Sheet1.L$2:.L$100])" office:value-type="float" office:value="0.0795706070019371">
            <text:p>0.079570607</text:p>
          </table:table-cell>
          <table:table-cell table:formula="of:=CORREL([Sheet1.$Q$2:.$Q$100];[Sheet1.M$2:.M$100])" office:value-type="float" office:value="0.0729926908090025">
            <text:p>0.0729926908</text:p>
          </table:table-cell>
          <table:table-cell table:formula="of:=CORREL([Sheet1.$Q$2:.$Q$100];[Sheet1.N$2:.N$100])" office:value-type="float" office:value="0.10178419016775">
            <text:p>0.1017841902</text:p>
          </table:table-cell>
          <table:table-cell table:formula="of:=CORREL([Sheet1.$Q$2:.$Q$100];[Sheet1.O$2:.O$100])" office:value-type="float" office:value="0.326773629106178">
            <text:p>0.3267736291</text:p>
          </table:table-cell>
          <table:table-cell table:formula="of:=CORREL([Sheet1.$Q$2:.$Q$100];[Sheet1.P$2:.P$100])" office:value-type="float" office:value="0.251660013283817">
            <text:p>0.2516600133</text:p>
          </table:table-cell>
          <table:table-cell table:formula="of:=CORREL([Sheet1.$Q$2:.$Q$100];[Sheet1.Q$2:.Q$100])" office:value-type="float" office:value="1">
            <text:p>1</text:p>
          </table:table-cell>
          <table:table-cell table:formula="of:=CORREL([Sheet1.$Q$2:.$Q$100];[Sheet1.R$2:.R$100])" office:value-type="float" office:value="0.0866645271717982">
            <text:p>0.0866645272</text:p>
          </table:table-cell>
          <table:table-cell table:formula="of:=CORREL([Sheet1.$Q$2:.$Q$100];[Sheet1.S$2:.S$100])" office:value-type="float" office:value="0.158738859628968">
            <text:p>0.1587388596</text:p>
          </table:table-cell>
          <table:table-cell table:formula="of:=CORREL([Sheet1.$Q$2:.$Q$100];[Sheet1.T$2:.T$100])" office:value-type="float" office:value="-0.0161644126756316">
            <text:p>-0.0161644127</text:p>
          </table:table-cell>
          <table:table-cell table:formula="of:=CORREL([Sheet1.$Q$2:.$Q$100];[Sheet1.U$2:.U$100])" office:value-type="float" office:value="0.25653738012248">
            <text:p>0.2565373801</text:p>
          </table:table-cell>
          <table:table-cell table:formula="of:=CORREL([Sheet1.$Q$2:.$Q$100];[Sheet1.V$2:.V$100])" office:value-type="float" office:value="-0.0551374688149062">
            <text:p>-0.0551374688</text:p>
          </table:table-cell>
          <table:table-cell table:formula="of:=CORREL([Sheet1.$Q$2:.$Q$100];[Sheet1.W$2:.W$100])" office:value-type="float" office:value="0.503246844924818">
            <text:p>0.5032468449</text:p>
          </table:table-cell>
          <table:table-cell table:formula="of:=CORREL([Sheet1.$Q$2:.$Q$100];[Sheet1.X$2:.X$100])" office:value-type="float" office:value="0.100276625701356">
            <text:p>0.1002766257</text:p>
          </table:table-cell>
          <table:table-cell table:formula="of:=CORREL([Sheet1.$Q$2:.$Q$100];[Sheet1.Y$2:.Y$100])" office:value-type="float" office:value="0.423224628843871">
            <text:p>0.4232246288</text:p>
          </table:table-cell>
          <table:table-cell table:formula="of:=CORREL([Sheet1.$Q$2:.$Q$100];[Sheet1.Z$2:.Z$100])" office:value-type="float" office:value="0.222457739237487">
            <text:p>0.2224577392</text:p>
          </table:table-cell>
          <table:table-cell table:number-columns-repeated="998"/>
        </table:table-row>
        <table:table-row table:style-name="ro1">
          <table:table-cell office:value-type="float" office:value="5261">
            <text:p>5261</text:p>
          </table:table-cell>
          <table:table-cell table:formula="of:=CORREL([Sheet1.$S$2:.$S$100];[Sheet1.B$2:.B$100])" office:value-type="float" office:value="0.360643871947096">
            <text:p>0.3606438719</text:p>
          </table:table-cell>
          <table:table-cell table:formula="of:=CORREL([Sheet1.$S$2:.$S$100];[Sheet1.C$2:.C$100])" office:value-type="float" office:value="0.422236426608355">
            <text:p>0.4222364266</text:p>
          </table:table-cell>
          <table:table-cell table:formula="of:=CORREL([Sheet1.$S$2:.$S$100];[Sheet1.D$2:.D$100])" office:value-type="float" office:value="0.069956139872756">
            <text:p>0.0699561399</text:p>
          </table:table-cell>
          <table:table-cell table:formula="of:=CORREL([Sheet1.$S$2:.$S$100];[Sheet1.E$2:.E$100])" office:value-type="float" office:value="0.238699995028854">
            <text:p>0.238699995</text:p>
          </table:table-cell>
          <table:table-cell table:formula="of:=CORREL([Sheet1.$S$2:.$S$100];[Sheet1.F$2:.F$100])" office:value-type="float" office:value="0.490760579617316">
            <text:p>0.4907605796</text:p>
          </table:table-cell>
          <table:table-cell table:formula="of:=CORREL([Sheet1.$S$2:.$S$100];[Sheet1.G$2:.G$100])" office:value-type="float" office:value="0.209718760874296">
            <text:p>0.2097187609</text:p>
          </table:table-cell>
          <table:table-cell table:formula="of:=CORREL([Sheet1.$S$2:.$S$100];[Sheet1.H$2:.H$100])" office:value-type="float" office:value="-0.0999838170867384">
            <text:p>-0.0999838171</text:p>
          </table:table-cell>
          <table:table-cell table:formula="of:=CORREL([Sheet1.$S$2:.$S$100];[Sheet1.I$2:.I$100])" office:value-type="float" office:value="0.217172350392547">
            <text:p>0.2171723504</text:p>
          </table:table-cell>
          <table:table-cell table:formula="of:=CORREL([Sheet1.$S$2:.$S$100];[Sheet1.J$2:.J$100])" office:value-type="float" office:value="0.146042646561671">
            <text:p>0.1460426466</text:p>
          </table:table-cell>
          <table:table-cell table:formula="of:=CORREL([Sheet1.$S$2:.$S$100];[Sheet1.K$2:.K$100])" office:value-type="float" office:value="-0.195977686349556">
            <text:p>-0.1959776863</text:p>
          </table:table-cell>
          <table:table-cell table:formula="of:=CORREL([Sheet1.$S$2:.$S$100];[Sheet1.L$2:.L$100])" office:value-type="float" office:value="0.0533058523719704">
            <text:p>0.0533058524</text:p>
          </table:table-cell>
          <table:table-cell table:formula="of:=CORREL([Sheet1.$S$2:.$S$100];[Sheet1.M$2:.M$100])" office:value-type="float" office:value="-0.000311444741055844">
            <text:p>-0.0003114447</text:p>
          </table:table-cell>
          <table:table-cell table:formula="of:=CORREL([Sheet1.$S$2:.$S$100];[Sheet1.N$2:.N$100])" office:value-type="float" office:value="0.147618534824117">
            <text:p>0.1476185348</text:p>
          </table:table-cell>
          <table:table-cell table:formula="of:=CORREL([Sheet1.$S$2:.$S$100];[Sheet1.O$2:.O$100])" office:value-type="float" office:value="0.372675588972641">
            <text:p>0.372675589</text:p>
          </table:table-cell>
          <table:table-cell table:formula="of:=CORREL([Sheet1.$S$2:.$S$100];[Sheet1.P$2:.P$100])" office:value-type="float" office:value="0.218574908692131">
            <text:p>0.2185749087</text:p>
          </table:table-cell>
          <table:table-cell table:formula="of:=CORREL([Sheet1.$S$2:.$S$100];[Sheet1.Q$2:.Q$100])" office:value-type="float" office:value="0.158738859628968">
            <text:p>0.1587388596</text:p>
          </table:table-cell>
          <table:table-cell table:formula="of:=CORREL([Sheet1.$S$2:.$S$100];[Sheet1.R$2:.R$100])" office:value-type="float" office:value="0.149165318756326">
            <text:p>0.1491653188</text:p>
          </table:table-cell>
          <table:table-cell table:formula="of:=CORREL([Sheet1.$S$2:.$S$100];[Sheet1.S$2:.S$100])" office:value-type="float" office:value="1">
            <text:p>1</text:p>
          </table:table-cell>
          <table:table-cell table:formula="of:=CORREL([Sheet1.$S$2:.$S$100];[Sheet1.T$2:.T$100])" office:value-type="float" office:value="0.27688341910769">
            <text:p>0.2768834191</text:p>
          </table:table-cell>
          <table:table-cell table:formula="of:=CORREL([Sheet1.$S$2:.$S$100];[Sheet1.U$2:.U$100])" office:value-type="float" office:value="0.16873867096445">
            <text:p>0.168738671</text:p>
          </table:table-cell>
          <table:table-cell table:formula="of:=CORREL([Sheet1.$S$2:.$S$100];[Sheet1.V$2:.V$100])" office:value-type="float" office:value="0.0375907339088251">
            <text:p>0.0375907339</text:p>
          </table:table-cell>
          <table:table-cell table:formula="of:=CORREL([Sheet1.$S$2:.$S$100];[Sheet1.W$2:.W$100])" office:value-type="float" office:value="-0.345494691634945">
            <text:p>-0.3454946916</text:p>
          </table:table-cell>
          <table:table-cell table:formula="of:=CORREL([Sheet1.$S$2:.$S$100];[Sheet1.X$2:.X$100])" office:value-type="float" office:value="0.449025243811605">
            <text:p>0.4490252438</text:p>
          </table:table-cell>
          <table:table-cell table:formula="of:=CORREL([Sheet1.$S$2:.$S$100];[Sheet1.Y$2:.Y$100])" office:value-type="float" office:value="0.28941012492802">
            <text:p>0.2894101249</text:p>
          </table:table-cell>
          <table:table-cell table:formula="of:=CORREL([Sheet1.$S$2:.$S$100];[Sheet1.Z$2:.Z$100])" office:value-type="float" office:value="0.169239063209844">
            <text:p>0.1692390632</text:p>
          </table:table-cell>
          <table:table-cell table:number-columns-repeated="998"/>
        </table:table-row>
        <table:table-row table:style-name="ro1">
          <table:table-cell office:value-type="float" office:value="2492">
            <text:p>2492</text:p>
          </table:table-cell>
          <table:table-cell table:formula="of:=CORREL([Sheet1.$R$2:.$R$100];[Sheet1.B$2:.B$100])" office:value-type="float" office:value="0.493007605153259">
            <text:p>0.4930076052</text:p>
          </table:table-cell>
          <table:table-cell table:formula="of:=CORREL([Sheet1.$R$2:.$R$100];[Sheet1.C$2:.C$100])" office:value-type="float" office:value="0.328119626824192">
            <text:p>0.3281196268</text:p>
          </table:table-cell>
          <table:table-cell table:formula="of:=CORREL([Sheet1.$R$2:.$R$100];[Sheet1.D$2:.D$100])" office:value-type="float" office:value="0.470972122666382">
            <text:p>0.4709721227</text:p>
          </table:table-cell>
          <table:table-cell table:formula="of:=CORREL([Sheet1.$R$2:.$R$100];[Sheet1.E$2:.E$100])" office:value-type="float" office:value="0.228340638681733">
            <text:p>0.2283406387</text:p>
          </table:table-cell>
          <table:table-cell table:formula="of:=CORREL([Sheet1.$R$2:.$R$100];[Sheet1.F$2:.F$100])" office:value-type="float" office:value="0.297977319833119">
            <text:p>0.2979773198</text:p>
          </table:table-cell>
          <table:table-cell table:formula="of:=CORREL([Sheet1.$R$2:.$R$100];[Sheet1.G$2:.G$100])" office:value-type="float" office:value="0.399436428887225">
            <text:p>0.3994364289</text:p>
          </table:table-cell>
          <table:table-cell table:formula="of:=CORREL([Sheet1.$R$2:.$R$100];[Sheet1.H$2:.H$100])" office:value-type="float" office:value="-0.240763629158967">
            <text:p>-0.2407636292</text:p>
          </table:table-cell>
          <table:table-cell table:formula="of:=CORREL([Sheet1.$R$2:.$R$100];[Sheet1.I$2:.I$100])" office:value-type="float" office:value="-0.00904134638156433">
            <text:p>-0.0090413464</text:p>
          </table:table-cell>
          <table:table-cell table:formula="of:=CORREL([Sheet1.$R$2:.$R$100];[Sheet1.J$2:.J$100])" office:value-type="float" office:value="0.306957065526888">
            <text:p>0.3069570655</text:p>
          </table:table-cell>
          <table:table-cell table:formula="of:=CORREL([Sheet1.$R$2:.$R$100];[Sheet1.K$2:.K$100])" office:value-type="float" office:value="0.155044674628724">
            <text:p>0.1550446746</text:p>
          </table:table-cell>
          <table:table-cell table:formula="of:=CORREL([Sheet1.$R$2:.$R$100];[Sheet1.L$2:.L$100])" office:value-type="float" office:value="-0.165627540664169">
            <text:p>-0.1656275407</text:p>
          </table:table-cell>
          <table:table-cell table:formula="of:=CORREL([Sheet1.$R$2:.$R$100];[Sheet1.M$2:.M$100])" office:value-type="float" office:value="0.16188202690422">
            <text:p>0.1618820269</text:p>
          </table:table-cell>
          <table:table-cell table:formula="of:=CORREL([Sheet1.$R$2:.$R$100];[Sheet1.N$2:.N$100])" office:value-type="float" office:value="-0.140953072949431">
            <text:p>-0.1409530729</text:p>
          </table:table-cell>
          <table:table-cell table:formula="of:=CORREL([Sheet1.$R$2:.$R$100];[Sheet1.O$2:.O$100])" office:value-type="float" office:value="0.291476405230964">
            <text:p>0.2914764052</text:p>
          </table:table-cell>
          <table:table-cell table:formula="of:=CORREL([Sheet1.$R$2:.$R$100];[Sheet1.P$2:.P$100])" office:value-type="float" office:value="0.0468220547435383">
            <text:p>0.0468220547</text:p>
          </table:table-cell>
          <table:table-cell table:formula="of:=CORREL([Sheet1.$R$2:.$R$100];[Sheet1.Q$2:.Q$100])" office:value-type="float" office:value="0.0866645271717982">
            <text:p>0.0866645272</text:p>
          </table:table-cell>
          <table:table-cell table:formula="of:=CORREL([Sheet1.$R$2:.$R$100];[Sheet1.R$2:.R$100])" office:value-type="float" office:value="1">
            <text:p>1</text:p>
          </table:table-cell>
          <table:table-cell table:formula="of:=CORREL([Sheet1.$R$2:.$R$100];[Sheet1.S$2:.S$100])" office:value-type="float" office:value="0.149165318756326">
            <text:p>0.1491653188</text:p>
          </table:table-cell>
          <table:table-cell table:formula="of:=CORREL([Sheet1.$R$2:.$R$100];[Sheet1.T$2:.T$100])" office:value-type="float" office:value="0.372176645042159">
            <text:p>0.372176645</text:p>
          </table:table-cell>
          <table:table-cell table:formula="of:=CORREL([Sheet1.$R$2:.$R$100];[Sheet1.U$2:.U$100])" office:value-type="float" office:value="0.198086390094188">
            <text:p>0.1980863901</text:p>
          </table:table-cell>
          <table:table-cell table:formula="of:=CORREL([Sheet1.$R$2:.$R$100];[Sheet1.V$2:.V$100])" office:value-type="float" office:value="0.270928014161639">
            <text:p>0.2709280142</text:p>
          </table:table-cell>
          <table:table-cell table:formula="of:=CORREL([Sheet1.$R$2:.$R$100];[Sheet1.W$2:.W$100])" office:value-type="float" office:value="-0.393376273479935">
            <text:p>-0.3933762735</text:p>
          </table:table-cell>
          <table:table-cell table:formula="of:=CORREL([Sheet1.$R$2:.$R$100];[Sheet1.X$2:.X$100])" office:value-type="float" office:value="0.455273782865409">
            <text:p>0.4552737829</text:p>
          </table:table-cell>
          <table:table-cell table:formula="of:=CORREL([Sheet1.$R$2:.$R$100];[Sheet1.Y$2:.Y$100])" office:value-type="float" office:value="0.0390501786699337">
            <text:p>0.0390501787</text:p>
          </table:table-cell>
          <table:table-cell table:formula="of:=CORREL([Sheet1.$R$2:.$R$100];[Sheet1.Z$2:.Z$100])" office:value-type="float" office:value="0.374263798313691">
            <text:p>0.3742637983</text:p>
          </table:table-cell>
          <table:table-cell table:number-columns-repeated="998"/>
        </table:table-row>
        <table:table-row table:style-name="ro1">
          <table:table-cell office:value-type="float" office:value="5062">
            <text:p>5062</text:p>
          </table:table-cell>
          <table:table-cell table:formula="of:=CORREL([Sheet1.$T$2:.$T$100];[Sheet1.B$2:.B$100])" office:value-type="float" office:value="0.551088837215632">
            <text:p>0.5510888372</text:p>
          </table:table-cell>
          <table:table-cell table:formula="of:=CORREL([Sheet1.$T$2:.$T$100];[Sheet1.C$2:.C$100])" office:value-type="float" office:value="0.226634834324646">
            <text:p>0.2266348343</text:p>
          </table:table-cell>
          <table:table-cell table:formula="of:=CORREL([Sheet1.$T$2:.$T$100];[Sheet1.D$2:.D$100])" office:value-type="float" office:value="-0.0547623994056148">
            <text:p>-0.0547623994</text:p>
          </table:table-cell>
          <table:table-cell table:formula="of:=CORREL([Sheet1.$T$2:.$T$100];[Sheet1.E$2:.E$100])" office:value-type="float" office:value="0.259659843599174">
            <text:p>0.2596598436</text:p>
          </table:table-cell>
          <table:table-cell table:formula="of:=CORREL([Sheet1.$T$2:.$T$100];[Sheet1.F$2:.F$100])" office:value-type="float" office:value="0.293867711531499">
            <text:p>0.2938677115</text:p>
          </table:table-cell>
          <table:table-cell table:formula="of:=CORREL([Sheet1.$T$2:.$T$100];[Sheet1.G$2:.G$100])" office:value-type="float" office:value="0.311363401263628">
            <text:p>0.3113634013</text:p>
          </table:table-cell>
          <table:table-cell table:formula="of:=CORREL([Sheet1.$T$2:.$T$100];[Sheet1.H$2:.H$100])" office:value-type="float" office:value="0.247693272294048">
            <text:p>0.2476932723</text:p>
          </table:table-cell>
          <table:table-cell table:formula="of:=CORREL([Sheet1.$T$2:.$T$100];[Sheet1.I$2:.I$100])" office:value-type="float" office:value="0.0333007565512984">
            <text:p>0.0333007566</text:p>
          </table:table-cell>
          <table:table-cell table:formula="of:=CORREL([Sheet1.$T$2:.$T$100];[Sheet1.J$2:.J$100])" office:value-type="float" office:value="0.301750479664663">
            <text:p>0.3017504797</text:p>
          </table:table-cell>
          <table:table-cell table:formula="of:=CORREL([Sheet1.$T$2:.$T$100];[Sheet1.K$2:.K$100])" office:value-type="float" office:value="0.26365446983715">
            <text:p>0.2636544698</text:p>
          </table:table-cell>
          <table:table-cell table:formula="of:=CORREL([Sheet1.$T$2:.$T$100];[Sheet1.L$2:.L$100])" office:value-type="float" office:value="0.00780952147198028">
            <text:p>0.0078095215</text:p>
          </table:table-cell>
          <table:table-cell table:formula="of:=CORREL([Sheet1.$T$2:.$T$100];[Sheet1.M$2:.M$100])" office:value-type="float" office:value="-0.0775980151188548">
            <text:p>-0.0775980151</text:p>
          </table:table-cell>
          <table:table-cell table:formula="of:=CORREL([Sheet1.$T$2:.$T$100];[Sheet1.N$2:.N$100])" office:value-type="float" office:value="0.0245721992112733">
            <text:p>0.0245721992</text:p>
          </table:table-cell>
          <table:table-cell table:formula="of:=CORREL([Sheet1.$T$2:.$T$100];[Sheet1.O$2:.O$100])" office:value-type="float" office:value="0.525990442787604">
            <text:p>0.5259904428</text:p>
          </table:table-cell>
          <table:table-cell table:formula="of:=CORREL([Sheet1.$T$2:.$T$100];[Sheet1.P$2:.P$100])" office:value-type="float" office:value="0.1504308933286">
            <text:p>0.1504308933</text:p>
          </table:table-cell>
          <table:table-cell table:formula="of:=CORREL([Sheet1.$T$2:.$T$100];[Sheet1.Q$2:.Q$100])" office:value-type="float" office:value="-0.0161644126756316">
            <text:p>-0.0161644127</text:p>
          </table:table-cell>
          <table:table-cell table:formula="of:=CORREL([Sheet1.$T$2:.$T$100];[Sheet1.R$2:.R$100])" office:value-type="float" office:value="0.372176645042159">
            <text:p>0.372176645</text:p>
          </table:table-cell>
          <table:table-cell table:formula="of:=CORREL([Sheet1.$T$2:.$T$100];[Sheet1.S$2:.S$100])" office:value-type="float" office:value="0.27688341910769">
            <text:p>0.2768834191</text:p>
          </table:table-cell>
          <table:table-cell table:formula="of:=CORREL([Sheet1.$T$2:.$T$100];[Sheet1.T$2:.T$100])" office:value-type="float" office:value="1">
            <text:p>1</text:p>
          </table:table-cell>
          <table:table-cell table:formula="of:=CORREL([Sheet1.$T$2:.$T$100];[Sheet1.U$2:.U$100])" office:value-type="float" office:value="0.403808875593279">
            <text:p>0.4038088756</text:p>
          </table:table-cell>
          <table:table-cell table:formula="of:=CORREL([Sheet1.$T$2:.$T$100];[Sheet1.V$2:.V$100])" office:value-type="float" office:value="0.0285208968758714">
            <text:p>0.0285208969</text:p>
          </table:table-cell>
          <table:table-cell table:formula="of:=CORREL([Sheet1.$T$2:.$T$100];[Sheet1.W$2:.W$100])" office:value-type="float" office:value="0.107820526573093">
            <text:p>0.1078205266</text:p>
          </table:table-cell>
          <table:table-cell table:formula="of:=CORREL([Sheet1.$T$2:.$T$100];[Sheet1.X$2:.X$100])" office:value-type="float" office:value="0.428054727689716">
            <text:p>0.4280547277</text:p>
          </table:table-cell>
          <table:table-cell table:formula="of:=CORREL([Sheet1.$T$2:.$T$100];[Sheet1.Y$2:.Y$100])" office:value-type="float" office:value="0.407043526953803">
            <text:p>0.407043527</text:p>
          </table:table-cell>
          <table:table-cell table:formula="of:=CORREL([Sheet1.$T$2:.$T$100];[Sheet1.Z$2:.Z$100])" office:value-type="float" office:value="0.278867760376922">
            <text:p>0.2788677604</text:p>
          </table:table-cell>
          <table:table-cell table:number-columns-repeated="998"/>
        </table:table-row>
        <table:table-row table:style-name="ro1">
          <table:table-cell office:value-type="float" office:value="2486">
            <text:p>2486</text:p>
          </table:table-cell>
          <table:table-cell table:formula="of:=CORREL([Sheet1.$U$2:.$U$100];[Sheet1.B$2:.B$100])" office:value-type="float" office:value="0.00254410596323501">
            <text:p>0.002544106</text:p>
          </table:table-cell>
          <table:table-cell table:formula="of:=CORREL([Sheet1.$U$2:.$U$100];[Sheet1.C$2:.C$100])" office:value-type="float" office:value="0.305803260920253">
            <text:p>0.3058032609</text:p>
          </table:table-cell>
          <table:table-cell table:formula="of:=CORREL([Sheet1.$U$2:.$U$100];[Sheet1.D$2:.D$100])" office:value-type="float" office:value="0.133812026617402">
            <text:p>0.1338120266</text:p>
          </table:table-cell>
          <table:table-cell table:formula="of:=CORREL([Sheet1.$U$2:.$U$100];[Sheet1.E$2:.E$100])" office:value-type="float" office:value="0.247096829286645">
            <text:p>0.2470968293</text:p>
          </table:table-cell>
          <table:table-cell table:formula="of:=CORREL([Sheet1.$U$2:.$U$100];[Sheet1.F$2:.F$100])" office:value-type="float" office:value="0.431519333933518">
            <text:p>0.4315193339</text:p>
          </table:table-cell>
          <table:table-cell table:formula="of:=CORREL([Sheet1.$U$2:.$U$100];[Sheet1.G$2:.G$100])" office:value-type="float" office:value="0.274784280414028">
            <text:p>0.2747842804</text:p>
          </table:table-cell>
          <table:table-cell table:formula="of:=CORREL([Sheet1.$U$2:.$U$100];[Sheet1.H$2:.H$100])" office:value-type="float" office:value="0.144058236812643">
            <text:p>0.1440582368</text:p>
          </table:table-cell>
          <table:table-cell table:formula="of:=CORREL([Sheet1.$U$2:.$U$100];[Sheet1.I$2:.I$100])" office:value-type="float" office:value="0.124260759887749">
            <text:p>0.1242607599</text:p>
          </table:table-cell>
          <table:table-cell table:formula="of:=CORREL([Sheet1.$U$2:.$U$100];[Sheet1.J$2:.J$100])" office:value-type="float" office:value="0.130436357423779">
            <text:p>0.1304363574</text:p>
          </table:table-cell>
          <table:table-cell table:formula="of:=CORREL([Sheet1.$U$2:.$U$100];[Sheet1.K$2:.K$100])" office:value-type="float" office:value="0.150115895907937">
            <text:p>0.1501158959</text:p>
          </table:table-cell>
          <table:table-cell table:formula="of:=CORREL([Sheet1.$U$2:.$U$100];[Sheet1.L$2:.L$100])" office:value-type="float" office:value="-0.244637446384567">
            <text:p>-0.2446374464</text:p>
          </table:table-cell>
          <table:table-cell table:formula="of:=CORREL([Sheet1.$U$2:.$U$100];[Sheet1.M$2:.M$100])" office:value-type="float" office:value="0.0393893163664272">
            <text:p>0.0393893164</text:p>
          </table:table-cell>
          <table:table-cell table:formula="of:=CORREL([Sheet1.$U$2:.$U$100];[Sheet1.N$2:.N$100])" office:value-type="float" office:value="-0.0263419596137933">
            <text:p>-0.0263419596</text:p>
          </table:table-cell>
          <table:table-cell table:formula="of:=CORREL([Sheet1.$U$2:.$U$100];[Sheet1.O$2:.O$100])" office:value-type="float" office:value="0.123380276138788">
            <text:p>0.1233802761</text:p>
          </table:table-cell>
          <table:table-cell table:formula="of:=CORREL([Sheet1.$U$2:.$U$100];[Sheet1.P$2:.P$100])" office:value-type="float" office:value="0.280392336966846">
            <text:p>0.280392337</text:p>
          </table:table-cell>
          <table:table-cell table:formula="of:=CORREL([Sheet1.$U$2:.$U$100];[Sheet1.Q$2:.Q$100])" office:value-type="float" office:value="0.25653738012248">
            <text:p>0.2565373801</text:p>
          </table:table-cell>
          <table:table-cell table:formula="of:=CORREL([Sheet1.$U$2:.$U$100];[Sheet1.R$2:.R$100])" office:value-type="float" office:value="0.198086390094188">
            <text:p>0.1980863901</text:p>
          </table:table-cell>
          <table:table-cell table:formula="of:=CORREL([Sheet1.$U$2:.$U$100];[Sheet1.S$2:.S$100])" office:value-type="float" office:value="0.16873867096445">
            <text:p>0.168738671</text:p>
          </table:table-cell>
          <table:table-cell table:formula="of:=CORREL([Sheet1.$U$2:.$U$100];[Sheet1.T$2:.T$100])" office:value-type="float" office:value="0.403808875593279">
            <text:p>0.4038088756</text:p>
          </table:table-cell>
          <table:table-cell table:formula="of:=CORREL([Sheet1.$U$2:.$U$100];[Sheet1.U$2:.U$100])" office:value-type="float" office:value="1">
            <text:p>1</text:p>
          </table:table-cell>
          <table:table-cell table:formula="of:=CORREL([Sheet1.$U$2:.$U$100];[Sheet1.V$2:.V$100])" office:value-type="float" office:value="-0.0717033746755912">
            <text:p>-0.0717033747</text:p>
          </table:table-cell>
          <table:table-cell table:formula="of:=CORREL([Sheet1.$U$2:.$U$100];[Sheet1.W$2:.W$100])" office:value-type="float" office:value="0.173797206817871">
            <text:p>0.1737972068</text:p>
          </table:table-cell>
          <table:table-cell table:formula="of:=CORREL([Sheet1.$U$2:.$U$100];[Sheet1.X$2:.X$100])" office:value-type="float" office:value="0.105760967395515">
            <text:p>0.1057609674</text:p>
          </table:table-cell>
          <table:table-cell table:formula="of:=CORREL([Sheet1.$U$2:.$U$100];[Sheet1.Y$2:.Y$100])" office:value-type="float" office:value="0.472360555418833">
            <text:p>0.4723605554</text:p>
          </table:table-cell>
          <table:table-cell table:formula="of:=CORREL([Sheet1.$U$2:.$U$100];[Sheet1.Z$2:.Z$100])" office:value-type="float" office:value="0.25746234228391">
            <text:p>0.2574623423</text:p>
          </table:table-cell>
          <table:table-cell table:number-columns-repeated="998"/>
        </table:table-row>
        <table:table-row table:style-name="ro1">
          <table:table-cell office:value-type="float" office:value="4942">
            <text:p>4942</text:p>
          </table:table-cell>
          <table:table-cell table:formula="of:=CORREL([Sheet1.$V$2:.$V$100];[Sheet1.B$2:.B$100])" office:value-type="float" office:value="0.11665274170207">
            <text:p>0.1166527417</text:p>
          </table:table-cell>
          <table:table-cell table:formula="of:=CORREL([Sheet1.$V$2:.$V$100];[Sheet1.C$2:.C$100])" office:value-type="float" office:value="0.0377691115016281">
            <text:p>0.0377691115</text:p>
          </table:table-cell>
          <table:table-cell table:formula="of:=CORREL([Sheet1.$V$2:.$V$100];[Sheet1.D$2:.D$100])" office:value-type="float" office:value="0.0151691147801124">
            <text:p>0.0151691148</text:p>
          </table:table-cell>
          <table:table-cell table:formula="of:=CORREL([Sheet1.$V$2:.$V$100];[Sheet1.E$2:.E$100])" office:value-type="float" office:value="0.149246698446618">
            <text:p>0.1492466984</text:p>
          </table:table-cell>
          <table:table-cell table:formula="of:=CORREL([Sheet1.$V$2:.$V$100];[Sheet1.F$2:.F$100])" office:value-type="float" office:value="-0.165432456470007">
            <text:p>-0.1654324565</text:p>
          </table:table-cell>
          <table:table-cell table:formula="of:=CORREL([Sheet1.$V$2:.$V$100];[Sheet1.G$2:.G$100])" office:value-type="float" office:value="0.0786264055997282">
            <text:p>0.0786264056</text:p>
          </table:table-cell>
          <table:table-cell table:formula="of:=CORREL([Sheet1.$V$2:.$V$100];[Sheet1.H$2:.H$100])" office:value-type="float" office:value="0.141046985396264">
            <text:p>0.1410469854</text:p>
          </table:table-cell>
          <table:table-cell table:formula="of:=CORREL([Sheet1.$V$2:.$V$100];[Sheet1.I$2:.I$100])" office:value-type="float" office:value="0.0681880569266514">
            <text:p>0.0681880569</text:p>
          </table:table-cell>
          <table:table-cell table:formula="of:=CORREL([Sheet1.$V$2:.$V$100];[Sheet1.J$2:.J$100])" office:value-type="float" office:value="0.053283239336975">
            <text:p>0.0532832393</text:p>
          </table:table-cell>
          <table:table-cell table:formula="of:=CORREL([Sheet1.$V$2:.$V$100];[Sheet1.K$2:.K$100])" office:value-type="float" office:value="-0.0916740270517741">
            <text:p>-0.0916740271</text:p>
          </table:table-cell>
          <table:table-cell table:formula="of:=CORREL([Sheet1.$V$2:.$V$100];[Sheet1.L$2:.L$100])" office:value-type="float" office:value="-0.0307091379636037">
            <text:p>-0.030709138</text:p>
          </table:table-cell>
          <table:table-cell table:formula="of:=CORREL([Sheet1.$V$2:.$V$100];[Sheet1.M$2:.M$100])" office:value-type="float" office:value="-0.156091289631743">
            <text:p>-0.1560912896</text:p>
          </table:table-cell>
          <table:table-cell table:formula="of:=CORREL([Sheet1.$V$2:.$V$100];[Sheet1.N$2:.N$100])" office:value-type="float" office:value="-0.132724804161289">
            <text:p>-0.1327248042</text:p>
          </table:table-cell>
          <table:table-cell table:formula="of:=CORREL([Sheet1.$V$2:.$V$100];[Sheet1.O$2:.O$100])" office:value-type="float" office:value="0.178087647960175">
            <text:p>0.178087648</text:p>
          </table:table-cell>
          <table:table-cell table:formula="of:=CORREL([Sheet1.$V$2:.$V$100];[Sheet1.P$2:.P$100])" office:value-type="float" office:value="0.0383782364652994">
            <text:p>0.0383782365</text:p>
          </table:table-cell>
          <table:table-cell table:formula="of:=CORREL([Sheet1.$V$2:.$V$100];[Sheet1.Q$2:.Q$100])" office:value-type="float" office:value="-0.0551374688149062">
            <text:p>-0.0551374688</text:p>
          </table:table-cell>
          <table:table-cell table:formula="of:=CORREL([Sheet1.$V$2:.$V$100];[Sheet1.R$2:.R$100])" office:value-type="float" office:value="0.270928014161639">
            <text:p>0.2709280142</text:p>
          </table:table-cell>
          <table:table-cell table:formula="of:=CORREL([Sheet1.$V$2:.$V$100];[Sheet1.S$2:.S$100])" office:value-type="float" office:value="0.0375907339088251">
            <text:p>0.0375907339</text:p>
          </table:table-cell>
          <table:table-cell table:formula="of:=CORREL([Sheet1.$V$2:.$V$100];[Sheet1.T$2:.T$100])" office:value-type="float" office:value="0.0285208968758714">
            <text:p>0.0285208969</text:p>
          </table:table-cell>
          <table:table-cell table:formula="of:=CORREL([Sheet1.$V$2:.$V$100];[Sheet1.U$2:.U$100])" office:value-type="float" office:value="-0.0717033746755912">
            <text:p>-0.0717033747</text:p>
          </table:table-cell>
          <table:table-cell table:formula="of:=CORREL([Sheet1.$V$2:.$V$100];[Sheet1.V$2:.V$100])" office:value-type="float" office:value="1">
            <text:p>1</text:p>
          </table:table-cell>
          <table:table-cell table:formula="of:=CORREL([Sheet1.$V$2:.$V$100];[Sheet1.W$2:.W$100])" office:value-type="float" office:value="-0.346386174382111">
            <text:p>-0.3463861744</text:p>
          </table:table-cell>
          <table:table-cell table:formula="of:=CORREL([Sheet1.$V$2:.$V$100];[Sheet1.X$2:.X$100])" office:value-type="float" office:value="-0.00463763829969705">
            <text:p>-0.0046376383</text:p>
          </table:table-cell>
          <table:table-cell table:formula="of:=CORREL([Sheet1.$V$2:.$V$100];[Sheet1.Y$2:.Y$100])" office:value-type="float" office:value="0.143671864601374">
            <text:p>0.1436718646</text:p>
          </table:table-cell>
          <table:table-cell table:formula="of:=CORREL([Sheet1.$V$2:.$V$100];[Sheet1.Z$2:.Z$100])" office:value-type="float" office:value="0.0744758461696261">
            <text:p>0.0744758462</text:p>
          </table:table-cell>
          <table:table-cell table:number-columns-repeated="998"/>
        </table:table-row>
        <table:table-row table:style-name="ro1">
          <table:table-cell office:value-type="float" office:value="2267">
            <text:p>2267</text:p>
          </table:table-cell>
          <table:table-cell table:formula="of:=CORREL([Sheet1.$W$2:.$W$100];[Sheet1.B$2:.B$100])" office:value-type="float" office:value="-0.429182782695866">
            <text:p>-0.4291827827</text:p>
          </table:table-cell>
          <table:table-cell table:formula="of:=CORREL([Sheet1.$W$2:.$W$100];[Sheet1.C$2:.C$100])" office:value-type="float" office:value="0.240727705222286">
            <text:p>0.2407277052</text:p>
          </table:table-cell>
          <table:table-cell table:formula="of:=CORREL([Sheet1.$W$2:.$W$100];[Sheet1.D$2:.D$100])" office:value-type="float" office:value="-0.273096010124305">
            <text:p>-0.2730960101</text:p>
          </table:table-cell>
          <table:table-cell table:formula="of:=CORREL([Sheet1.$W$2:.$W$100];[Sheet1.E$2:.E$100])" office:value-type="float" office:value="-0.361465758957072">
            <text:p>-0.361465759</text:p>
          </table:table-cell>
          <table:table-cell table:formula="of:=CORREL([Sheet1.$W$2:.$W$100];[Sheet1.F$2:.F$100])" office:value-type="float" office:value="-0.295965533967469">
            <text:p>-0.295965534</text:p>
          </table:table-cell>
          <table:table-cell table:formula="of:=CORREL([Sheet1.$W$2:.$W$100];[Sheet1.G$2:.G$100])" office:value-type="float" office:value="0.212990986123632">
            <text:p>0.2129909861</text:p>
          </table:table-cell>
          <table:table-cell table:formula="of:=CORREL([Sheet1.$W$2:.$W$100];[Sheet1.H$2:.H$100])" office:value-type="float" office:value="0.0096854855528257">
            <text:p>0.0096854856</text:p>
          </table:table-cell>
          <table:table-cell table:formula="of:=CORREL([Sheet1.$W$2:.$W$100];[Sheet1.I$2:.I$100])" office:value-type="float" office:value="0.10945155974941">
            <text:p>0.1094515597</text:p>
          </table:table-cell>
          <table:table-cell table:formula="of:=CORREL([Sheet1.$W$2:.$W$100];[Sheet1.J$2:.J$100])" office:value-type="float" office:value="0.17990768356231">
            <text:p>0.1799076836</text:p>
          </table:table-cell>
          <table:table-cell table:formula="of:=CORREL([Sheet1.$W$2:.$W$100];[Sheet1.K$2:.K$100])" office:value-type="float" office:value="0.315712025853908">
            <text:p>0.3157120259</text:p>
          </table:table-cell>
          <table:table-cell table:formula="of:=CORREL([Sheet1.$W$2:.$W$100];[Sheet1.L$2:.L$100])" office:value-type="float" office:value="-0.0706596150416779">
            <text:p>-0.070659615</text:p>
          </table:table-cell>
          <table:table-cell table:formula="of:=CORREL([Sheet1.$W$2:.$W$100];[Sheet1.M$2:.M$100])" office:value-type="float" office:value="0.408592376136213">
            <text:p>0.4085923761</text:p>
          </table:table-cell>
          <table:table-cell table:formula="of:=CORREL([Sheet1.$W$2:.$W$100];[Sheet1.N$2:.N$100])" office:value-type="float" office:value="0.142067299201146">
            <text:p>0.1420672992</text:p>
          </table:table-cell>
          <table:table-cell table:formula="of:=CORREL([Sheet1.$W$2:.$W$100];[Sheet1.O$2:.O$100])" office:value-type="float" office:value="0.0885998836344313">
            <text:p>0.0885998836</text:p>
          </table:table-cell>
          <table:table-cell table:formula="of:=CORREL([Sheet1.$W$2:.$W$100];[Sheet1.P$2:.P$100])" office:value-type="float" office:value="0.262520375363306">
            <text:p>0.2625203754</text:p>
          </table:table-cell>
          <table:table-cell table:formula="of:=CORREL([Sheet1.$W$2:.$W$100];[Sheet1.Q$2:.Q$100])" office:value-type="float" office:value="0.503246844924818">
            <text:p>0.5032468449</text:p>
          </table:table-cell>
          <table:table-cell table:formula="of:=CORREL([Sheet1.$W$2:.$W$100];[Sheet1.R$2:.R$100])" office:value-type="float" office:value="-0.393376273479935">
            <text:p>-0.3933762735</text:p>
          </table:table-cell>
          <table:table-cell table:formula="of:=CORREL([Sheet1.$W$2:.$W$100];[Sheet1.S$2:.S$100])" office:value-type="float" office:value="-0.345494691634945">
            <text:p>-0.3454946916</text:p>
          </table:table-cell>
          <table:table-cell table:formula="of:=CORREL([Sheet1.$W$2:.$W$100];[Sheet1.T$2:.T$100])" office:value-type="float" office:value="0.107820526573093">
            <text:p>0.1078205266</text:p>
          </table:table-cell>
          <table:table-cell table:formula="of:=CORREL([Sheet1.$W$2:.$W$100];[Sheet1.U$2:.U$100])" office:value-type="float" office:value="0.173797206817871">
            <text:p>0.1737972068</text:p>
          </table:table-cell>
          <table:table-cell table:formula="of:=CORREL([Sheet1.$W$2:.$W$100];[Sheet1.V$2:.V$100])" office:value-type="float" office:value="-0.346386174382111">
            <text:p>-0.3463861744</text:p>
          </table:table-cell>
          <table:table-cell table:formula="of:=CORREL([Sheet1.$W$2:.$W$100];[Sheet1.W$2:.W$100])" office:value-type="float" office:value="1">
            <text:p>1</text:p>
          </table:table-cell>
          <table:table-cell table:formula="of:=CORREL([Sheet1.$W$2:.$W$100];[Sheet1.X$2:.X$100])" office:value-type="float" office:value="-0.339844518240249">
            <text:p>-0.3398445182</text:p>
          </table:table-cell>
          <table:table-cell table:formula="of:=CORREL([Sheet1.$W$2:.$W$100];[Sheet1.Y$2:.Y$100])" office:value-type="float" office:value="0.165959619971166">
            <text:p>0.16595962</text:p>
          </table:table-cell>
          <table:table-cell table:formula="of:=CORREL([Sheet1.$W$2:.$W$100];[Sheet1.Z$2:.Z$100])" office:value-type="float" office:value="0.156340941104154">
            <text:p>0.1563409411</text:p>
          </table:table-cell>
          <table:table-cell table:number-columns-repeated="998"/>
        </table:table-row>
        <table:table-row table:style-name="ro1">
          <table:table-cell office:value-type="float" office:value="4809">
            <text:p>4809</text:p>
          </table:table-cell>
          <table:table-cell table:formula="of:=CORREL([Sheet1.$X$2:.$X$100];[Sheet1.B$2:.B$100])" office:value-type="float" office:value="0.394370911744252">
            <text:p>0.3943709117</text:p>
          </table:table-cell>
          <table:table-cell table:formula="of:=CORREL([Sheet1.$X$2:.$X$100];[Sheet1.C$2:.C$100])" office:value-type="float" office:value="0.411676185418136">
            <text:p>0.4116761854</text:p>
          </table:table-cell>
          <table:table-cell table:formula="of:=CORREL([Sheet1.$X$2:.$X$100];[Sheet1.D$2:.D$100])" office:value-type="float" office:value="0.0825281614716906">
            <text:p>0.0825281615</text:p>
          </table:table-cell>
          <table:table-cell table:formula="of:=CORREL([Sheet1.$X$2:.$X$100];[Sheet1.E$2:.E$100])" office:value-type="float" office:value="0.474973696177529">
            <text:p>0.4749736962</text:p>
          </table:table-cell>
          <table:table-cell table:formula="of:=CORREL([Sheet1.$X$2:.$X$100];[Sheet1.F$2:.F$100])" office:value-type="float" office:value="0.0545184273138611">
            <text:p>0.0545184273</text:p>
          </table:table-cell>
          <table:table-cell table:formula="of:=CORREL([Sheet1.$X$2:.$X$100];[Sheet1.G$2:.G$100])" office:value-type="float" office:value="0.165608258221143">
            <text:p>0.1656082582</text:p>
          </table:table-cell>
          <table:table-cell table:formula="of:=CORREL([Sheet1.$X$2:.$X$100];[Sheet1.H$2:.H$100])" office:value-type="float" office:value="-0.451625416956773">
            <text:p>-0.451625417</text:p>
          </table:table-cell>
          <table:table-cell table:formula="of:=CORREL([Sheet1.$X$2:.$X$100];[Sheet1.I$2:.I$100])" office:value-type="float" office:value="-0.0835620992690657">
            <text:p>-0.0835620993</text:p>
          </table:table-cell>
          <table:table-cell table:formula="of:=CORREL([Sheet1.$X$2:.$X$100];[Sheet1.J$2:.J$100])" office:value-type="float" office:value="0.284647789866908">
            <text:p>0.2846477899</text:p>
          </table:table-cell>
          <table:table-cell table:formula="of:=CORREL([Sheet1.$X$2:.$X$100];[Sheet1.K$2:.K$100])" office:value-type="float" office:value="0.0856729128214618">
            <text:p>0.0856729128</text:p>
          </table:table-cell>
          <table:table-cell table:formula="of:=CORREL([Sheet1.$X$2:.$X$100];[Sheet1.L$2:.L$100])" office:value-type="float" office:value="0.268595379313642">
            <text:p>0.2685953793</text:p>
          </table:table-cell>
          <table:table-cell table:formula="of:=CORREL([Sheet1.$X$2:.$X$100];[Sheet1.M$2:.M$100])" office:value-type="float" office:value="0.179652306735421">
            <text:p>0.1796523067</text:p>
          </table:table-cell>
          <table:table-cell table:formula="of:=CORREL([Sheet1.$X$2:.$X$100];[Sheet1.N$2:.N$100])" office:value-type="float" office:value="0.015140396811987">
            <text:p>0.0151403968</text:p>
          </table:table-cell>
          <table:table-cell table:formula="of:=CORREL([Sheet1.$X$2:.$X$100];[Sheet1.O$2:.O$100])" office:value-type="float" office:value="0.668515953621837">
            <text:p>0.6685159536</text:p>
          </table:table-cell>
          <table:table-cell table:formula="of:=CORREL([Sheet1.$X$2:.$X$100];[Sheet1.P$2:.P$100])" office:value-type="float" office:value="0.0641793824760837">
            <text:p>0.0641793825</text:p>
          </table:table-cell>
          <table:table-cell table:formula="of:=CORREL([Sheet1.$X$2:.$X$100];[Sheet1.Q$2:.Q$100])" office:value-type="float" office:value="0.100276625701356">
            <text:p>0.1002766257</text:p>
          </table:table-cell>
          <table:table-cell table:formula="of:=CORREL([Sheet1.$X$2:.$X$100];[Sheet1.R$2:.R$100])" office:value-type="float" office:value="0.455273782865409">
            <text:p>0.4552737829</text:p>
          </table:table-cell>
          <table:table-cell table:formula="of:=CORREL([Sheet1.$X$2:.$X$100];[Sheet1.S$2:.S$100])" office:value-type="float" office:value="0.449025243811605">
            <text:p>0.4490252438</text:p>
          </table:table-cell>
          <table:table-cell table:formula="of:=CORREL([Sheet1.$X$2:.$X$100];[Sheet1.T$2:.T$100])" office:value-type="float" office:value="0.428054727689716">
            <text:p>0.4280547277</text:p>
          </table:table-cell>
          <table:table-cell table:formula="of:=CORREL([Sheet1.$X$2:.$X$100];[Sheet1.U$2:.U$100])" office:value-type="float" office:value="0.105760967395515">
            <text:p>0.1057609674</text:p>
          </table:table-cell>
          <table:table-cell table:formula="of:=CORREL([Sheet1.$X$2:.$X$100];[Sheet1.V$2:.V$100])" office:value-type="float" office:value="-0.00463763829969705">
            <text:p>-0.0046376383</text:p>
          </table:table-cell>
          <table:table-cell table:formula="of:=CORREL([Sheet1.$X$2:.$X$100];[Sheet1.W$2:.W$100])" office:value-type="float" office:value="-0.339844518240249">
            <text:p>-0.3398445182</text:p>
          </table:table-cell>
          <table:table-cell table:formula="of:=CORREL([Sheet1.$X$2:.$X$100];[Sheet1.X$2:.X$100])" office:value-type="float" office:value="1">
            <text:p>1</text:p>
          </table:table-cell>
          <table:table-cell table:formula="of:=CORREL([Sheet1.$X$2:.$X$100];[Sheet1.Y$2:.Y$100])" office:value-type="float" office:value="0.542191878176093">
            <text:p>0.5421918782</text:p>
          </table:table-cell>
          <table:table-cell table:formula="of:=CORREL([Sheet1.$X$2:.$X$100];[Sheet1.Z$2:.Z$100])" office:value-type="float" office:value="0.435520338769323">
            <text:p>0.4355203388</text:p>
          </table:table-cell>
          <table:table-cell table:number-columns-repeated="998"/>
        </table:table-row>
        <table:table-row table:style-name="ro1">
          <table:table-cell office:value-type="float" office:value="3853">
            <text:p>3853</text:p>
          </table:table-cell>
          <table:table-cell table:formula="of:=CORREL([Sheet1.$Y$2:.$Y$100];[Sheet1.B$2:.B$100])" office:value-type="float" office:value="-0.30442200863181">
            <text:p>-0.3044220086</text:p>
          </table:table-cell>
          <table:table-cell table:formula="of:=CORREL([Sheet1.$Y$2:.$Y$100];[Sheet1.C$2:.C$100])" office:value-type="float" office:value="0.189233983350479">
            <text:p>0.1892339834</text:p>
          </table:table-cell>
          <table:table-cell table:formula="of:=CORREL([Sheet1.$Y$2:.$Y$100];[Sheet1.D$2:.D$100])" office:value-type="float" office:value="0.667168253488017">
            <text:p>0.6671682535</text:p>
          </table:table-cell>
          <table:table-cell table:formula="of:=CORREL([Sheet1.$Y$2:.$Y$100];[Sheet1.E$2:.E$100])" office:value-type="float" office:value="-0.262073217468944">
            <text:p>-0.2620732175</text:p>
          </table:table-cell>
          <table:table-cell table:formula="of:=CORREL([Sheet1.$Y$2:.$Y$100];[Sheet1.F$2:.F$100])" office:value-type="float" office:value="0.464110147764856">
            <text:p>0.4641101478</text:p>
          </table:table-cell>
          <table:table-cell table:formula="of:=CORREL([Sheet1.$Y$2:.$Y$100];[Sheet1.G$2:.G$100])" office:value-type="float" office:value="0.162313994983239">
            <text:p>0.162313995</text:p>
          </table:table-cell>
          <table:table-cell table:formula="of:=CORREL([Sheet1.$Y$2:.$Y$100];[Sheet1.H$2:.H$100])" office:value-type="float" office:value="0.19365960183727">
            <text:p>0.1936596018</text:p>
          </table:table-cell>
          <table:table-cell table:formula="of:=CORREL([Sheet1.$Y$2:.$Y$100];[Sheet1.I$2:.I$100])" office:value-type="float" office:value="-0.08931669439798">
            <text:p>-0.0893166944</text:p>
          </table:table-cell>
          <table:table-cell table:formula="of:=CORREL([Sheet1.$Y$2:.$Y$100];[Sheet1.J$2:.J$100])" office:value-type="float" office:value="0.170757058277317">
            <text:p>0.1707570583</text:p>
          </table:table-cell>
          <table:table-cell table:formula="of:=CORREL([Sheet1.$Y$2:.$Y$100];[Sheet1.K$2:.K$100])" office:value-type="float" office:value="-0.1098920741583">
            <text:p>-0.1098920742</text:p>
          </table:table-cell>
          <table:table-cell table:formula="of:=CORREL([Sheet1.$Y$2:.$Y$100];[Sheet1.L$2:.L$100])" office:value-type="float" office:value="-0.143503380932238">
            <text:p>-0.1435033809</text:p>
          </table:table-cell>
          <table:table-cell table:formula="of:=CORREL([Sheet1.$Y$2:.$Y$100];[Sheet1.M$2:.M$100])" office:value-type="float" office:value="0.280402248376688">
            <text:p>0.2804022484</text:p>
          </table:table-cell>
          <table:table-cell table:formula="of:=CORREL([Sheet1.$Y$2:.$Y$100];[Sheet1.N$2:.N$100])" office:value-type="float" office:value="0.181210217904857">
            <text:p>0.1812102179</text:p>
          </table:table-cell>
          <table:table-cell table:formula="of:=CORREL([Sheet1.$Y$2:.$Y$100];[Sheet1.O$2:.O$100])" office:value-type="float" office:value="0.17967962659111">
            <text:p>0.1796796266</text:p>
          </table:table-cell>
          <table:table-cell table:formula="of:=CORREL([Sheet1.$Y$2:.$Y$100];[Sheet1.P$2:.P$100])" office:value-type="float" office:value="-0.0234391889808211">
            <text:p>-0.023439189</text:p>
          </table:table-cell>
          <table:table-cell table:formula="of:=CORREL([Sheet1.$Y$2:.$Y$100];[Sheet1.Q$2:.Q$100])" office:value-type="float" office:value="0.423224628843871">
            <text:p>0.4232246288</text:p>
          </table:table-cell>
          <table:table-cell table:formula="of:=CORREL([Sheet1.$Y$2:.$Y$100];[Sheet1.R$2:.R$100])" office:value-type="float" office:value="0.0390501786699337">
            <text:p>0.0390501787</text:p>
          </table:table-cell>
          <table:table-cell table:formula="of:=CORREL([Sheet1.$Y$2:.$Y$100];[Sheet1.S$2:.S$100])" office:value-type="float" office:value="0.28941012492802">
            <text:p>0.2894101249</text:p>
          </table:table-cell>
          <table:table-cell table:formula="of:=CORREL([Sheet1.$Y$2:.$Y$100];[Sheet1.T$2:.T$100])" office:value-type="float" office:value="0.407043526953803">
            <text:p>0.407043527</text:p>
          </table:table-cell>
          <table:table-cell table:formula="of:=CORREL([Sheet1.$Y$2:.$Y$100];[Sheet1.U$2:.U$100])" office:value-type="float" office:value="0.472360555418833">
            <text:p>0.4723605554</text:p>
          </table:table-cell>
          <table:table-cell table:formula="of:=CORREL([Sheet1.$Y$2:.$Y$100];[Sheet1.V$2:.V$100])" office:value-type="float" office:value="0.143671864601374">
            <text:p>0.1436718646</text:p>
          </table:table-cell>
          <table:table-cell table:formula="of:=CORREL([Sheet1.$Y$2:.$Y$100];[Sheet1.W$2:.W$100])" office:value-type="float" office:value="0.165959619971166">
            <text:p>0.16595962</text:p>
          </table:table-cell>
          <table:table-cell table:formula="of:=CORREL([Sheet1.$Y$2:.$Y$100];[Sheet1.X$2:.X$100])" office:value-type="float" office:value="0.542191878176093">
            <text:p>0.5421918782</text:p>
          </table:table-cell>
          <table:table-cell table:formula="of:=CORREL([Sheet1.$Y$2:.$Y$100];[Sheet1.Y$2:.Y$100])" office:value-type="float" office:value="1">
            <text:p>1</text:p>
          </table:table-cell>
          <table:table-cell table:formula="of:=CORREL([Sheet1.$Y$2:.$Y$100];[Sheet1.Z$2:.Z$100])" office:value-type="float" office:value="0.0804034684668261">
            <text:p>0.0804034685</text:p>
          </table:table-cell>
          <table:table-cell table:number-columns-repeated="998"/>
        </table:table-row>
        <table:table-row table:style-name="ro1">
          <table:table-cell office:value-type="float" office:value="2288">
            <text:p>2288</text:p>
          </table:table-cell>
          <table:table-cell table:formula="of:=CORREL([Sheet1.$Z$2:.$Z$100];[Sheet1.B$2:.B$100])" office:value-type="float" office:value="0.245047748625606">
            <text:p>0.2450477486</text:p>
          </table:table-cell>
          <table:table-cell table:formula="of:=CORREL([Sheet1.$Z$2:.$Z$100];[Sheet1.C$2:.C$100])" office:value-type="float" office:value="0.390066749340257">
            <text:p>0.3900667493</text:p>
          </table:table-cell>
          <table:table-cell table:formula="of:=CORREL([Sheet1.$Z$2:.$Z$100];[Sheet1.D$2:.D$100])" office:value-type="float" office:value="0.119162308495266">
            <text:p>0.1191623085</text:p>
          </table:table-cell>
          <table:table-cell table:formula="of:=CORREL([Sheet1.$Z$2:.$Z$100];[Sheet1.E$2:.E$100])" office:value-type="float" office:value="0.166999292435721">
            <text:p>0.1669992924</text:p>
          </table:table-cell>
          <table:table-cell table:formula="of:=CORREL([Sheet1.$Z$2:.$Z$100];[Sheet1.F$2:.F$100])" office:value-type="float" office:value="0.37985626502293">
            <text:p>0.379856265</text:p>
          </table:table-cell>
          <table:table-cell table:formula="of:=CORREL([Sheet1.$Z$2:.$Z$100];[Sheet1.G$2:.G$100])" office:value-type="float" office:value="0.279677056785909">
            <text:p>0.2796770568</text:p>
          </table:table-cell>
          <table:table-cell table:formula="of:=CORREL([Sheet1.$Z$2:.$Z$100];[Sheet1.H$2:.H$100])" office:value-type="float" office:value="0.113266179076481">
            <text:p>0.1132661791</text:p>
          </table:table-cell>
          <table:table-cell table:formula="of:=CORREL([Sheet1.$Z$2:.$Z$100];[Sheet1.I$2:.I$100])" office:value-type="float" office:value="0.229219329577894">
            <text:p>0.2292193296</text:p>
          </table:table-cell>
          <table:table-cell table:formula="of:=CORREL([Sheet1.$Z$2:.$Z$100];[Sheet1.J$2:.J$100])" office:value-type="float" office:value="0.19313126119436">
            <text:p>0.1931312612</text:p>
          </table:table-cell>
          <table:table-cell table:formula="of:=CORREL([Sheet1.$Z$2:.$Z$100];[Sheet1.K$2:.K$100])" office:value-type="float" office:value="-0.279385103337848">
            <text:p>-0.2793851033</text:p>
          </table:table-cell>
          <table:table-cell table:formula="of:=CORREL([Sheet1.$Z$2:.$Z$100];[Sheet1.L$2:.L$100])" office:value-type="float" office:value="0.0132835981873063">
            <text:p>0.0132835982</text:p>
          </table:table-cell>
          <table:table-cell table:formula="of:=CORREL([Sheet1.$Z$2:.$Z$100];[Sheet1.M$2:.M$100])" office:value-type="float" office:value="0.0403280141487615">
            <text:p>0.0403280141</text:p>
          </table:table-cell>
          <table:table-cell table:formula="of:=CORREL([Sheet1.$Z$2:.$Z$100];[Sheet1.N$2:.N$100])" office:value-type="float" office:value="-0.00593476982787115">
            <text:p>-0.0059347698</text:p>
          </table:table-cell>
          <table:table-cell table:formula="of:=CORREL([Sheet1.$Z$2:.$Z$100];[Sheet1.O$2:.O$100])" office:value-type="float" office:value="0.155868569140757">
            <text:p>0.1558685691</text:p>
          </table:table-cell>
          <table:table-cell table:formula="of:=CORREL([Sheet1.$Z$2:.$Z$100];[Sheet1.P$2:.P$100])" office:value-type="float" office:value="0.257864248004303">
            <text:p>0.257864248</text:p>
          </table:table-cell>
          <table:table-cell table:formula="of:=CORREL([Sheet1.$Z$2:.$Z$100];[Sheet1.Q$2:.Q$100])" office:value-type="float" office:value="0.222457739237487">
            <text:p>0.2224577392</text:p>
          </table:table-cell>
          <table:table-cell table:formula="of:=CORREL([Sheet1.$Z$2:.$Z$100];[Sheet1.R$2:.R$100])" office:value-type="float" office:value="0.374263798313691">
            <text:p>0.3742637983</text:p>
          </table:table-cell>
          <table:table-cell table:formula="of:=CORREL([Sheet1.$Z$2:.$Z$100];[Sheet1.S$2:.S$100])" office:value-type="float" office:value="0.169239063209844">
            <text:p>0.1692390632</text:p>
          </table:table-cell>
          <table:table-cell table:formula="of:=CORREL([Sheet1.$Z$2:.$Z$100];[Sheet1.T$2:.T$100])" office:value-type="float" office:value="0.278867760376922">
            <text:p>0.2788677604</text:p>
          </table:table-cell>
          <table:table-cell table:formula="of:=CORREL([Sheet1.$Z$2:.$Z$100];[Sheet1.U$2:.U$100])" office:value-type="float" office:value="0.25746234228391">
            <text:p>0.2574623423</text:p>
          </table:table-cell>
          <table:table-cell table:formula="of:=CORREL([Sheet1.$Z$2:.$Z$100];[Sheet1.V$2:.V$100])" office:value-type="float" office:value="0.0744758461696261">
            <text:p>0.0744758462</text:p>
          </table:table-cell>
          <table:table-cell table:formula="of:=CORREL([Sheet1.$Z$2:.$Z$100];[Sheet1.W$2:.W$100])" office:value-type="float" office:value="0.156340941104154">
            <text:p>0.1563409411</text:p>
          </table:table-cell>
          <table:table-cell table:formula="of:=CORREL([Sheet1.$Z$2:.$Z$100];[Sheet1.X$2:.X$100])" office:value-type="float" office:value="0.435520338769323">
            <text:p>0.4355203388</text:p>
          </table:table-cell>
          <table:table-cell table:formula="of:=CORREL([Sheet1.$Z$2:.$Z$100];[Sheet1.Y$2:.Y$100])" office:value-type="float" office:value="0.0804034684668261">
            <text:p>0.0804034685</text:p>
          </table:table-cell>
          <table:table-cell table:formula="of:=CORREL([Sheet1.$Z$2:.$Z$100];[Sheet1.Z$2:.Z$100])" office:value-type="float" office:value="1">
            <text:p>1</text:p>
          </table:table-cell>
          <table:table-cell table:number-columns-repeated="998"/>
        </table:table-row>
      </table:table>
      <table:table table:name="Sheet3" table:style-name="ta1">
        <table:table-column table:style-name="co5" table:number-columns-repeated="4" table:default-cell-style-name="Default"/>
        <table:table-row table:style-name="ro1">
          <table:table-cell office:value-type="string">
            <text:p>VALUE</text:p>
          </table:table-cell>
          <table:table-cell office:value-type="float" office:value="3712">
            <text:p>3712</text:p>
          </table:table-cell>
          <table:table-cell office:value-type="float" office:value="3867">
            <text:p>3867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INDEX</text:p>
          </table:table-cell>
          <table:table-cell table:formula="of:=MATCH([.B1];[Sheet2.$A$2:.$A$26];0)+1" office:value-type="float" office:value="8">
            <text:p>8</text:p>
          </table:table-cell>
          <table:table-cell table:formula="of:=MATCH([.C1];[Sheet2.$A$2:.$A$26];0)+1" office:value-type="float" office:value="6">
            <text:p>6</text:p>
          </table:table-cell>
          <table:table-cell table:formula="of:=MATCH([.D1];[Sheet2.$A$2:.$A$26];0)+1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LARGE(INDIRECT(&quot;Sheet2.$B&quot; &amp; [.B$2] &amp; &quot;:Sheet2.$Z&quot; &amp; [.B$2]);[.$A3]+1)" office:value-type="float" office:value="0.462910049886276">
            <text:p>0.4629100499</text:p>
          </table:table-cell>
          <table:table-cell table:formula="of:=LARGE(INDIRECT(&quot;Sheet2.$B&quot; &amp; [.C$2] &amp; &quot;:Sheet2.$Z&quot; &amp; [.C$2]);[.$A3]+1)" office:value-type="float" office:value="0.490760579617316">
            <text:p>0.4907605796</text:p>
          </table:table-cell>
          <table:table-cell table:formula="of:=LARGE(INDIRECT(&quot;Sheet2.$B&quot; &amp; [.D$2] &amp; &quot;:Sheet2.$Z&quot; &amp; [.D$2]);[.$A3]+1)" office:value-type="float" office:value="0.539065851394357">
            <text:p>0.539065851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LARGE(INDIRECT(&quot;Sheet2.$B&quot; &amp; [.B$2] &amp; &quot;:Sheet2.$Z&quot; &amp; [.B$2]);[.$A4]+1)" office:value-type="float" office:value="0.389275229481031">
            <text:p>0.3892752295</text:p>
          </table:table-cell>
          <table:table-cell table:formula="of:=LARGE(INDIRECT(&quot;Sheet2.$B&quot; &amp; [.C$2] &amp; &quot;:Sheet2.$Z&quot; &amp; [.C$2]);[.$A4]+1)" office:value-type="float" office:value="0.464110147764856">
            <text:p>0.4641101478</text:p>
          </table:table-cell>
          <table:table-cell table:formula="of:=LARGE(INDIRECT(&quot;Sheet2.$B&quot; &amp; [.D$2] &amp; &quot;:Sheet2.$Z&quot; &amp; [.D$2]);[.$A4]+1)" office:value-type="float" office:value="0.480536602182786">
            <text:p>0.480536602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LARGE(INDIRECT(&quot;Sheet2.$B&quot; &amp; [.B$2] &amp; &quot;:Sheet2.$Z&quot; &amp; [.B$2]);[.$A5]+1)" office:value-type="float" office:value="0.247693272294048">
            <text:p>0.2476932723</text:p>
          </table:table-cell>
          <table:table-cell table:formula="of:=LARGE(INDIRECT(&quot;Sheet2.$B&quot; &amp; [.C$2] &amp; &quot;:Sheet2.$Z&quot; &amp; [.C$2]);[.$A5]+1)" office:value-type="float" office:value="0.431519333933518">
            <text:p>0.4315193339</text:p>
          </table:table-cell>
          <table:table-cell table:formula="of:=LARGE(INDIRECT(&quot;Sheet2.$B&quot; &amp; [.D$2] &amp; &quot;:Sheet2.$Z&quot; &amp; [.D$2]);[.$A5]+1)" office:value-type="float" office:value="0.468333294370994">
            <text:p>0.468333294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LARGE(INDIRECT(&quot;Sheet2.$B&quot; &amp; [.B$2] &amp; &quot;:Sheet2.$Z&quot; &amp; [.B$2]);[.$A6]+1)" office:value-type="float" office:value="0.227129864930789">
            <text:p>0.2271298649</text:p>
          </table:table-cell>
          <table:table-cell table:formula="of:=LARGE(INDIRECT(&quot;Sheet2.$B&quot; &amp; [.C$2] &amp; &quot;:Sheet2.$Z&quot; &amp; [.C$2]);[.$A6]+1)" office:value-type="float" office:value="0.389275229481031">
            <text:p>0.3892752295</text:p>
          </table:table-cell>
          <table:table-cell table:formula="of:=LARGE(INDIRECT(&quot;Sheet2.$B&quot; &amp; [.D$2] &amp; &quot;:Sheet2.$Z&quot; &amp; [.D$2]);[.$A6]+1)" office:value-type="float" office:value="0.399436428887225">
            <text:p>0.399436428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LARGE(INDIRECT(&quot;Sheet2.$B&quot; &amp; [.B$2] &amp; &quot;:Sheet2.$Z&quot; &amp; [.B$2]);[.$A7]+1)" office:value-type="float" office:value="0.19365960183727">
            <text:p>0.1936596018</text:p>
          </table:table-cell>
          <table:table-cell table:formula="of:=LARGE(INDIRECT(&quot;Sheet2.$B&quot; &amp; [.C$2] &amp; &quot;:Sheet2.$Z&quot; &amp; [.C$2]);[.$A7]+1)" office:value-type="float" office:value="0.37985626502293">
            <text:p>0.379856265</text:p>
          </table:table-cell>
          <table:table-cell table:formula="of:=LARGE(INDIRECT(&quot;Sheet2.$B&quot; &amp; [.D$2] &amp; &quot;:Sheet2.$Z&quot; &amp; [.D$2]);[.$A7]+1)" office:value-type="float" office:value="0.387589753210687">
            <text:p>0.38758975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float" office:value="2492">
            <text:p>24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53">
            <text:p>38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86">
            <text:p>24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12">
            <text:p>37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88">
            <text:p>2288</text:p>
          </table:table-cell>
          <table:table-cell/>
        </table:table-row>
      </table:table>
      <table:table table:name="Sheet4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float" office:value="1648">
            <text:p>1648</text:p>
          </table:table-cell>
          <table:table-cell office:value-type="float" office:value="5136">
            <text:p>5136</text:p>
          </table:table-cell>
          <table:table-cell office:value-type="float" office:value="918">
            <text:p>918</text:p>
          </table:table-cell>
          <table:table-cell office:value-type="float" office:value="2824">
            <text:p>2824</text:p>
          </table:table-cell>
          <table:table-cell office:value-type="float" office:value="3867">
            <text:p>3867</text:p>
          </table:table-cell>
          <table:table-cell office:value-type="float" office:value="860">
            <text:p>860</text:p>
          </table:table-cell>
          <table:table-cell office:value-type="float" office:value="3712">
            <text:p>3712</text:p>
          </table:table-cell>
          <table:table-cell office:value-type="float" office:value="2968">
            <text:p>2968</text:p>
          </table:table-cell>
          <table:table-cell office:value-type="float" office:value="3525">
            <text:p>3525</text:p>
          </table:table-cell>
          <table:table-cell office:value-type="float" office:value="4323">
            <text:p>4323</text:p>
          </table:table-cell>
          <table:table-cell office:value-type="float" office:value="3617">
            <text:p>3617</text:p>
          </table:table-cell>
          <table:table-cell office:value-type="float" office:value="4360">
            <text:p>4360</text:p>
          </table:table-cell>
          <table:table-cell office:value-type="float" office:value="2756">
            <text:p>2756</text:p>
          </table:table-cell>
          <table:table-cell office:value-type="float" office:value="89">
            <text:p>89</text:p>
          </table:table-cell>
          <table:table-cell office:value-type="float" office:value="442">
            <text:p>442</text:p>
          </table:table-cell>
          <table:table-cell office:value-type="float" office:value="3556">
            <text:p>3556</text:p>
          </table:table-cell>
          <table:table-cell office:value-type="float" office:value="5261">
            <text:p>5261</text:p>
          </table:table-cell>
          <table:table-cell office:value-type="float" office:value="2492">
            <text:p>2492</text:p>
          </table:table-cell>
          <table:table-cell office:value-type="float" office:value="5062">
            <text:p>5062</text:p>
          </table:table-cell>
          <table:table-cell office:value-type="float" office:value="2486">
            <text:p>2486</text:p>
          </table:table-cell>
          <table:table-cell office:value-type="float" office:value="4942">
            <text:p>4942</text:p>
          </table:table-cell>
          <table:table-cell office:value-type="float" office:value="2267">
            <text:p>2267</text:p>
          </table:table-cell>
          <table:table-cell office:value-type="float" office:value="4809">
            <text:p>4809</text:p>
          </table:table-cell>
          <table:table-cell office:value-type="float" office:value="3853">
            <text:p>3853</text:p>
          </table:table-cell>
          <table:table-cell office:value-type="float" office:value="2288">
            <text:p>2288</text:p>
          </table:table-cell>
        </table:table-row>
        <table:table-row table:style-name="ro1">
          <table:table-cell office:value-type="string">
            <text:p>11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5"/>
        </table:table-row>
        <table:table-row table:style-name="ro1">
          <table:table-cell office:value-type="string">
            <text:p>12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13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3.5">
            <text:p>3.5</text:p>
          </table:table-cell>
        </table:table-row>
        <table:table-row table:style-name="ro1">
          <table:table-cell office:value-type="string">
            <text:p>14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2"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8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6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77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85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4.5">
            <text:p>4.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98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0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3" office:value-type="float" office:value="4.5">
            <text:p>4.5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07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14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2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21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2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2.5">
            <text:p>2.5</text:p>
          </table:table-cell>
          <table:table-cell/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134</text:p>
          </table:table-cell>
          <table:table-cell table:number-columns-repeated="7"/>
          <table:table-cell office:value-type="float" office:value="2">
            <text:p>2</text:p>
          </table:table-cell>
          <table:table-cell table:number-columns-repeated="7"/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3"/>
        </table:table-row>
        <table:table-row table:style-name="ro1">
          <table:table-cell office:value-type="string">
            <text:p>141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.5">
            <text:p>2.5</text:p>
          </table:table-cell>
          <table:table-cell/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table:number-columns-repeated="4"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146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table:number-columns-repeated="2"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53</text:p>
          </table:table-cell>
          <table:table-cell/>
          <table:table-cell office:value-type="float" office:value="4.5">
            <text:p>4.5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155</text:p>
          </table:table-cell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3"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161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80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.5">
            <text:p>2.5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187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194</text:p>
          </table:table-cell>
          <table:table-cell/>
          <table:table-cell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/>
        </table:table-row>
        <table:table-row table:style-name="ro1">
          <table:table-cell office:value-type="string">
            <text:p>197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38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string">
            <text:p>24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"/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table:number-columns-repeated="5"/>
        </table:table-row>
        <table:table-row table:style-name="ro1">
          <table:table-cell office:value-type="string">
            <text:p>268</text:p>
          </table:table-cell>
          <table:table-cell table:number-columns-repeated="4"/>
          <table:table-cell office:value-type="float" office:value="2.5">
            <text:p>2.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272</text:p>
          </table:table-cell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274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table:number-columns-repeated="4"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/>
          <table:table-cell table:number-columns-repeated="2" office:value-type="float" office:value="4.5">
            <text:p>4.5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75</text:p>
          </table:table-cell>
          <table:table-cell/>
          <table:table-cell office:value-type="float" office:value="5">
            <text:p>5</text:p>
          </table:table-cell>
          <table:table-cell table:number-columns-repeated="5"/>
          <table:table-cell table:number-columns-repeated="2"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78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280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.5">
            <text:p>4.5</text:p>
          </table:table-cell>
          <table:table-cell/>
          <table:table-cell office:value-type="float" office:value="3.5">
            <text:p>3.5</text:p>
          </table:table-cell>
          <table:table-cell/>
          <table:table-cell table:number-columns-repeated="2"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329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39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14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424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table:number-columns-repeated="4"/>
          <table:table-cell table:number-columns-repeated="4" office:value-type="float" office:value="5">
            <text:p>5</text:p>
          </table:table-cell>
          <table:table-cell table:number-columns-repeated="2"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453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462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3.5">
            <text:p>3.5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.5">
            <text:p>4.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55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55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55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number-columns-repeated="2"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568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581</text:p>
          </table:table-cell>
          <table:table-cell table:number-columns-repeated="5"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4.5">
            <text:p>4.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table:number-columns-repeated="4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585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4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597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601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602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603</text:p>
          </table:table-cell>
          <table:table-cell office:value-type="float" office:value="4.5">
            <text:p>4.5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604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 office:value-type="float" office:value="2.5">
            <text:p>2.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607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629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640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 office:value-type="string">
            <text:p>641</text:p>
          </table:table-cell>
          <table:table-cell/>
          <table:table-cell office:value-type="float" office:value="4.5">
            <text:p>4.5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table:number-columns-repeated="2"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664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table:number-columns-repeated="5"/>
        </table:table-row>
        <table:table-row table:style-name="ro1">
          <table:table-cell office:value-type="string">
            <text:p>67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672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string">
            <text:p>68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number-columns-repeated="2"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745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number-columns-repeated="2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752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number-columns-repeated="2"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table:number-columns-repeated="2" office:value-type="float" office:value="3.5">
            <text:p>3.5</text:p>
          </table:table-cell>
        </table:table-row>
        <table:table-row table:style-name="ro1">
          <table:table-cell office:value-type="string">
            <text:p>786</text:p>
          </table:table-cell>
          <table:table-cell/>
          <table:table-cell office:value-type="float" office:value="3.5">
            <text:p>3.5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788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807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/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808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1.5">
            <text:p>1.5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number-columns-repeated="2" office:value-type="float" office:value="3.5">
            <text:p>3.5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809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.5">
            <text:p>1.5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81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.5">
            <text:p>2.5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854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857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table:number-columns-repeated="3"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86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.5">
            <text:p>3.5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954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table:number-columns-repeated="2" office:value-type="float" office:value="4.5">
            <text:p>4.5</text:p>
          </table:table-cell>
          <table:table-cell table:number-columns-repeated="3" office:value-type="float" office:value="3.5">
            <text:p>3.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95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1422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1572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159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637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1891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4.5">
            <text:p>4.5</text:p>
          </table:table-cell>
          <table:table-cell table:number-columns-repeated="4"/>
        </table:table-row>
        <table:table-row table:style-name="ro1">
          <table:table-cell office:value-type="string">
            <text:p>1892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string">
            <text:p>1894</text:p>
          </table:table-cell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1900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.5">
            <text:p>4.5</text:p>
          </table:table-cell>
          <table:table-cell/>
        </table:table-row>
        <table:table-row table:style-name="ro1">
          <table:table-cell office:value-type="string">
            <text:p>2024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/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164</text:p>
          </table:table-cell>
          <table:table-cell table:number-columns-repeated="7"/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2501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502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3049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327</text:p>
          </table:table-cell>
          <table:table-cell/>
          <table:table-cell office:value-type="float" office:value="1.5">
            <text:p>1.5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5503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7443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table:number-columns-repeated="5"/>
          <table:table-cell table:number-columns-repeated="3"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 office:value-type="float" office:value="2.5">
            <text:p>2.5</text:p>
          </table:table-cell>
          <table:table-cell/>
          <table:table-cell office:value-type="float" office:value="2.5">
            <text:p>2.5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8358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2.5">
            <text:p>2.5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8467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/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8587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.5">
            <text:p>3.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float" office:value="0.5">
            <text:p>0.5</text:p>
          </table:table-cell>
          <table:table-cell table:number-columns-repeated="2"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/>
        </table:table-row>
        <table:table-row table:style-name="ro1">
          <table:table-cell office:value-type="string">
            <text:p>9331</text:p>
          </table:table-cell>
          <table:table-cell table:number-columns-repeated="7"/>
          <table:table-cell office:value-type="float" office:value="2.5">
            <text:p>2.5</text:p>
          </table:table-cell>
          <table:table-cell table:number-columns-repeated="2" office:value-type="float" office:value="3.5">
            <text:p>3.5</text:p>
          </table:table-cell>
          <table:table-cell table:number-columns-repeated="2"/>
          <table:table-cell office:value-type="float" office:value="3.5">
            <text:p>3.5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float" office:value="0.5">
            <text:p>0.5</text:p>
          </table:table-cell>
          <table:table-cell table:number-columns-repeated="5"/>
        </table:table-row>
        <table:table-row table:style-name="ro1">
          <table:table-cell office:value-type="string">
            <text:p>9741</text:p>
          </table:table-cell>
          <table:table-cell table:number-columns-repeated="7"/>
          <table:table-cell table:number-columns-repeated="2" office:value-type="float" office:value="3.5">
            <text:p>3.5</text:p>
          </table:table-cell>
          <table:table-cell table:number-columns-repeated="3"/>
          <table:table-cell office:value-type="float" office:value="2.5">
            <text:p>2.5</text:p>
          </table:table-cell>
          <table:table-cell table:number-columns-repeated="6"/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980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9806</text:p>
          </table:table-cell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.5">
            <text:p>4.5</text:p>
          </table:table-cell>
          <table:table-cell/>
          <table:table-cell office:value-type="float" office:value="3.5">
            <text:p>3.5</text:p>
          </table:table-cell>
        </table:table-row>
        <table:table-row table:style-name="ro1">
          <table:table-cell office:value-type="string">
            <text:p>100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36657</text:p>
          </table:table-cell>
          <table:table-cell/>
          <table:table-cell office:value-type="float" office:value="4.5">
            <text:p>4.5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36658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.5">
            <text:p>3.5</text:p>
          </table:table-cell>
          <table:table-cell/>
          <table:table-cell table:number-columns-repeated="2"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.5">
            <text:p>4.5</text:p>
          </table:table-cell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.5">
            <text:p>3.5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36955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1.5">
            <text:p>1.5</text:p>
          </table:table-cell>
          <table:table-cell office:value-type="float" office:value="4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2T10:09:30</dc:date>
    <meta:generator>LibreOffice/3.5$Linux_x86 LibreOffice_project/350m1$Build-2</meta:generator>
    <dc:creator>narayanan </dc:creator>
    <meta:editing-duration>PT11H59M3S</meta:editing-duration>
    <meta:editing-cycles>3</meta:editing-cycles>
    <meta:document-statistic meta:table-count="4" meta:cell-count="4120" meta:object-count="0"/>
  </office:meta>
</office:document-meta>
</file>